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6.215cm" svg:height="8.999cm" svg:x="35.577cm" svg:y="0.921cm">
            <draw:object draw:notify-on-update-of-ranges="Hoja1.C1:Hoja1.C9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384cm" svg:height="8.999cm" svg:x="35.808cm" svg:y="10.485cm">
            <draw:object draw:notify-on-update-of-ranges="Hoja1.D1:Hoja1.D9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967295" calcext:value-type="float">
            <text:p>429496729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4967295" calcext:value-type="float">
            <text:p>42949672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0883883476483" calcext:value-type="float">
            <text:p>0,0883883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176776695297" calcext:value-type="float">
            <text:p>-0,1767766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265165042945" calcext:value-type="float">
            <text:p>0,2651650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53033008589" calcext:value-type="float">
            <text:p>-0,5303300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707106781187" calcext:value-type="float">
            <text:p>0,7071067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883883476483" calcext:value-type="float">
            <text:p>-0,8838834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1.06066017178" calcext:value-type="float">
            <text:p>1,0606601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14904851943" calcext:value-type="float">
            <text:p>-1,1490485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.23743686708" calcext:value-type="float">
            <text:p>1,2374368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23743686708" calcext:value-type="float">
            <text:p>-1,2374368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23743686708" calcext:value-type="float">
            <text:p>1,2374368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14904851943" calcext:value-type="float">
            <text:p>-1,1490485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1.06066017178" calcext:value-type="float">
            <text:p>1,0606601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972271824131" calcext:value-type="float">
            <text:p>-0,9722718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972271824131" calcext:value-type="float">
            <text:p>0,9722718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972271824131" calcext:value-type="float">
            <text:p>-0,9722718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.795495128835" calcext:value-type="float">
            <text:p>0,7954951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0.707106781187" calcext:value-type="float">
            <text:p>-0,7071067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.12132034356" calcext:value-type="float">
            <text:p>-2,1213203436</text:p>
          </table:table-cell>
          <table:table-cell office:value-type="float" office:value="0.618718433538" calcext:value-type="float">
            <text:p>0,6187184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-0.441941738242" calcext:value-type="float">
            <text:p>-0,4419417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632620818" calcext:value-type="float">
            <text:p>-2,5632620818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91681547239" calcext:value-type="float">
            <text:p>2,916815472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.91681547239" calcext:value-type="float">
            <text:p>-2,916815472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09359216769" calcext:value-type="float">
            <text:p>3,0935921677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09359216769" calcext:value-type="float">
            <text:p>3,0935921677</text:p>
          </table:table-cell>
          <table:table-cell office:value-type="float" office:value="0.265165042945" calcext:value-type="float">
            <text:p>0,2651650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18198051534" calcext:value-type="float">
            <text:p>3,181980515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27036886299" calcext:value-type="float">
            <text:p>3,27036886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27036886299" calcext:value-type="float">
            <text:p>-3,270368863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44714555828" calcext:value-type="float">
            <text:p>3,4471455583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.62392225358" calcext:value-type="float">
            <text:p>-3,6239222536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069894888" calcext:value-type="float">
            <text:p>3,8006989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908729653" calcext:value-type="float">
            <text:p>-3,8890872965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.97747564417" calcext:value-type="float">
            <text:p>-3,9774756442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88908729653" calcext:value-type="float">
            <text:p>-3,8890872965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80069894888" calcext:value-type="float">
            <text:p>3,8006989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62392225358" calcext:value-type="float">
            <text:p>-3,6239222536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44714555828" calcext:value-type="float">
            <text:p>3,4471455583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27036886299" calcext:value-type="float">
            <text:p>-3,270368863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18198051534" calcext:value-type="float">
            <text:p>3,18198051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00520382004" calcext:value-type="float">
            <text:p>3,0052038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.91681547239" calcext:value-type="float">
            <text:p>-2,916815472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2.65165042945" calcext:value-type="float">
            <text:p>2,651650429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.47487373415" calcext:value-type="float">
            <text:p>-2,474873734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09703886" calcext:value-type="float">
            <text:p>2,298097038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83883476483" calcext:value-type="float">
            <text:p>0,0883883476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6.8700576851" calcext:value-type="float">
            <text:p>26,870057685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.06066017178" calcext:value-type="float">
            <text:p>-1,0606601718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883883476483" calcext:value-type="float">
            <text:p>-0,0883883476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-0.0883883476483" calcext:value-type="float">
            <text:p>-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353553390593" calcext:value-type="float">
            <text:p>-0,35355339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53033008589" calcext:value-type="float">
            <text:p>-0,53033008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.41421356237" calcext:value-type="float">
            <text:p>-1,41421356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908729653" calcext:value-type="float">
            <text:p>-3,889087296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3.62392225358" calcext:value-type="float">
            <text:p>-3,62392225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3.44714555828" calcext:value-type="float">
            <text:p>-3,44714555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618718433538" calcext:value-type="float">
            <text:p>-0,61871843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353553390593" calcext:value-type="float">
            <text:p>-0,35355339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707106781187" calcext:value-type="float">
            <text:p>0,70710678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353553390593" calcext:value-type="float">
            <text:p>0,3535533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2.29809703886" calcext:value-type="float">
            <text:p>2,29809703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27036886299" calcext:value-type="float">
            <text:p>3,270368863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2.3864853865" calcext:value-type="float">
            <text:p>2,38648538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18198051534" calcext:value-type="float">
            <text:p>3,1819805153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3.88908729653" calcext:value-type="float">
            <text:p>3,88908729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71231060123" calcext:value-type="float">
            <text:p>3,7123106012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2.82842712475" calcext:value-type="float">
            <text:p>2,82842712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00520382004" calcext:value-type="float">
            <text:p>3,00520382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4.06586399182" calcext:value-type="float">
            <text:p>4,06586399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.41941738242" calcext:value-type="float">
            <text:p>4,4194173824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3.09359216769" calcext:value-type="float">
            <text:p>3,09359216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09359216769" calcext:value-type="float">
            <text:p>3,0935921677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4.41941738242" calcext:value-type="float">
            <text:p>4,4194173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135912066" calcext:value-type="float">
            <text:p>4,8613591207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3.62392225358" calcext:value-type="float">
            <text:p>3,62392225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4.06586399182" calcext:value-type="float">
            <text:p>4,06586399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15425233947" calcext:value-type="float">
            <text:p>4,1542523395</text:p>
          </table:table-cell>
          <table:table-cell office:value-type="float" office:value="-2.12132034356" calcext:value-type="float">
            <text:p>-2,1213203436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3.27036886299" calcext:value-type="float">
            <text:p>3,2703688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2.7400387771" calcext:value-type="float">
            <text:p>2,74003877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1.41421356237" calcext:value-type="float">
            <text:p>1,41421356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0.795495128835" calcext:value-type="float">
            <text:p>0,79549512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0883883476483" calcext:value-type="float">
            <text:p>0,08838834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0883883476483" calcext:value-type="float">
            <text:p>0,08838834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1.14904851943" calcext:value-type="float">
            <text:p>-1,14904851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1.76776695297" calcext:value-type="float">
            <text:p>-1,7677669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65165042945" calcext:value-type="float">
            <text:p>-2,6516504295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3.53553390593" calcext:value-type="float">
            <text:p>-3,5355339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88908729653" calcext:value-type="float">
            <text:p>-3,8890872965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2.91681547239" calcext:value-type="float">
            <text:p>-2,91681547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53553390593" calcext:value-type="float">
            <text:p>-3,535533905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4.24264068712" calcext:value-type="float">
            <text:p>-4,24264068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53553390593" calcext:value-type="float">
            <text:p>-3,535533905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2.7400387771" calcext:value-type="float">
            <text:p>-2,74003877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15425233947" calcext:value-type="float">
            <text:p>-4,1542523395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4.77297077301" calcext:value-type="float">
            <text:p>-4,772970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97747564417" calcext:value-type="float">
            <text:p>-3,9774756442</text:p>
          </table:table-cell>
          <table:table-cell office:value-type="float" office:value="0" calcext:value-type="float">
            <text:p>0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3.09359216769" calcext:value-type="float">
            <text:p>-3,09359216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33102903477" calcext:value-type="float">
            <text:p>-4,3310290348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21491251125" calcext:value-type="float">
            <text:p>-5,21491251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0069894888" calcext:value-type="float">
            <text:p>-3,800698948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-2.82842712475" calcext:value-type="float">
            <text:p>-2,82842712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2392225358" calcext:value-type="float">
            <text:p>-3,6239222536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4.86135912066" calcext:value-type="float">
            <text:p>-4,86135912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-1.41421356237" calcext:value-type="float">
            <text:p>-1,41421356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3.18198051534" calcext:value-type="float">
            <text:p>-3,1819805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0.53033008589" calcext:value-type="float">
            <text:p>0,53033008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2.03293199591" calcext:value-type="float">
            <text:p>-2,03293199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1.32582521472" calcext:value-type="float">
            <text:p>1,32582521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0.883883476483" calcext:value-type="float">
            <text:p>-0,88388347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3.27036886299" calcext:value-type="float">
            <text:p>3,2703688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35875721064" calcext:value-type="float">
            <text:p>3,35875721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1.41421356237" calcext:value-type="float">
            <text:p>1,41421356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4.68458242536" calcext:value-type="float">
            <text:p>4,68458242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88908729653" calcext:value-type="float">
            <text:p>3,8890872965</text:p>
          </table:table-cell>
          <table:table-cell office:value-type="float" office:value="0.53033008589" calcext:value-type="float">
            <text:p>0,5303300859</text:p>
          </table:table-cell>
          <table:table-cell table:number-columns-repeated="2" office:value-type="float" office:value="1.67937860532" calcext:value-type="float">
            <text:p>1,67937860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65165042945" calcext:value-type="float">
            <text:p>2,6516504295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4.86135912066" calcext:value-type="float">
            <text:p>4,86135912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.15425233947" calcext:value-type="float">
            <text:p>4,154252339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2.12132034356" calcext:value-type="float">
            <text:p>2,12132034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44714555828" calcext:value-type="float">
            <text:p>3,447145558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5.3033008589" calcext:value-type="float">
            <text:p>5,30330085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.50780573006" calcext:value-type="float">
            <text:p>4,507805730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47487373415" calcext:value-type="float">
            <text:p>2,47487373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520382004" calcext:value-type="float">
            <text:p>3,0052038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5.1265241636" calcext:value-type="float">
            <text:p>5,12652416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908729653" calcext:value-type="float">
            <text:p>3,889087296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94454364826" calcext:value-type="float">
            <text:p>1,94454364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3.80069894888" calcext:value-type="float">
            <text:p>3,80069894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.176776695297" calcext:value-type="float">
            <text:p>0,17677669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1.85615530061" calcext:value-type="float">
            <text:p>1,85615530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1.06066017178" calcext:value-type="float">
            <text:p>-1,06066017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" calcext:value-type="float">
            <text:p>0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1.14904851943" calcext:value-type="float">
            <text:p>1,14904851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.03293199591" calcext:value-type="float">
            <text:p>-2,03293199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0" calcext:value-type="float">
            <text:p>0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0.883883476483" calcext:value-type="float">
            <text:p>-0,88388347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18198051534" calcext:value-type="float">
            <text:p>-3,18198051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4.24264068712" calcext:value-type="float">
            <text:p>-4,24264068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0" calcext:value-type="float">
            <text:p>0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-2.20970869121" calcext:value-type="float">
            <text:p>-2,20970869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4.06586399182" calcext:value-type="float">
            <text:p>-4,0658639918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4.59619407771" calcext:value-type="float">
            <text:p>-4,59619407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.65165042945" calcext:value-type="float">
            <text:p>-2,651650429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-2.5632620818" calcext:value-type="float">
            <text:p>-2,56326208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4.94974746831" calcext:value-type="float">
            <text:p>-4,949747468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4.59619407771" calcext:value-type="float">
            <text:p>-4,59619407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.47487373415" calcext:value-type="float">
            <text:p>-2,474873734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-3.44714555828" calcext:value-type="float">
            <text:p>-3,44714555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4.50780573006" calcext:value-type="float">
            <text:p>-4,50780573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94967295" calcext:value-type="float">
            <text:p>4294967295</text:p>
          </table:table-cell>
          <table:table-cell table:number-columns-repeated="5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-3.53553390593" calcext:value-type="float">
            <text:p>-3,53553390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5.1265241636" calcext:value-type="float">
            <text:p>-5,126524163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3.80069894888" calcext:value-type="float">
            <text:p>-3,80069894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-2.47487373415" calcext:value-type="float">
            <text:p>-2,47487373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44714555828" calcext:value-type="float">
            <text:p>-3,447145558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1.76776695297" calcext:value-type="float">
            <text:p>-1,7677669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0" calcext:value-type="float">
            <text:p>0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-0.795495128835" calcext:value-type="float">
            <text:p>-0,79549512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0.265165042945" calcext:value-type="float">
            <text:p>-0,26516504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0.176776695297" calcext:value-type="float">
            <text:p>-0,17677669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.795495128835" calcext:value-type="float">
            <text:p>0,79549512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1.94454364826" calcext:value-type="float">
            <text:p>1,94454364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2.91681547239" calcext:value-type="float">
            <text:p>2,91681547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03813581595" calcext:value-type="float">
            <text:p>5,038135816</text:p>
          </table:table-cell>
          <table:table-cell office:value-type="float" office:value="0" calcext:value-type="float">
            <text:p>0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3.27036886299" calcext:value-type="float">
            <text:p>3,2703688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1.76776695297" calcext:value-type="float">
            <text:p>1,7677669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56846590184" calcext:value-type="float">
            <text:p>-5,568465901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6.98267946422" calcext:value-type="float">
            <text:p>-6,98267946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4731646585" calcext:value-type="float">
            <text:p>-18,473164658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7.2357277914" calcext:value-type="float">
            <text:p>-17,23572779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2.816310409" calcext:value-type="float">
            <text:p>-12,81631040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4.2305239714" calcext:value-type="float">
            <text:p>-14,23052397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7556502372" calcext:value-type="float">
            <text:p>-11,755650237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0.3414366749" calcext:value-type="float">
            <text:p>-10,34143667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.3864853865" calcext:value-type="float">
            <text:p>-2,38648538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5.1265241636" calcext:value-type="float">
            <text:p>5,12652416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2027957955" calcext:value-type="float">
            <text:p>15,2027957955</text:p>
          </table:table-cell>
          <table:table-cell office:value-type="float" office:value="0" calcext:value-type="float">
            <text:p>0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3.5234171902" calcext:value-type="float">
            <text:p>13,52341719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091883092" calcext:value-type="float">
            <text:p>19,091883092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0.5060966544" calcext:value-type="float">
            <text:p>20,50609665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8.2842712475" calcext:value-type="float">
            <text:p>28,284271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32809898" calcext:value-type="float">
            <text:p>26,69328098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0.405591591" calcext:value-type="float">
            <text:p>30,40559159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1.9965818487" calcext:value-type="float">
            <text:p>31,99658184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7.7418244458" calcext:value-type="float">
            <text:p>37,741824445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36.0624458405" calcext:value-type="float">
            <text:p>36,06244584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7.6534360982" calcext:value-type="float">
            <text:p>37,6534360982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38.9792613129" calcext:value-type="float">
            <text:p>38,97926131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0.21669818" calcext:value-type="float">
            <text:p>40,21669818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39.1560380082" calcext:value-type="float">
            <text:p>39,15603800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6.946329317" calcext:value-type="float">
            <text:p>36,946329317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37.7418244458" calcext:value-type="float">
            <text:p>37,74182444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4.6482322781" calcext:value-type="float">
            <text:p>34,648232278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34.2062905399" calcext:value-type="float">
            <text:p>34,20629053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8.4610479428" calcext:value-type="float">
            <text:p>28,4610479428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28.8146013334" calcext:value-type="float">
            <text:p>28,81460133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9757665685" calcext:value-type="float">
            <text:p>19,975766568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0.0641549162" calcext:value-type="float">
            <text:p>20,064154916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6672618896" calcext:value-type="float">
            <text:p>11,667261889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1.7556502372" calcext:value-type="float">
            <text:p>11,75565023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.35875721064" calcext:value-type="float">
            <text:p>3,3587572106</text:p>
          </table:table-cell>
          <table:table-cell office:value-type="float" office:value="0" calcext:value-type="float">
            <text:p>0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3.71231060123" calcext:value-type="float">
            <text:p>3,71231060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0" calcext:value-type="float">
            <text:p>0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3.18198051534" calcext:value-type="float">
            <text:p>-3,18198051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717667607" calcext:value-type="float">
            <text:p>-10,8717667607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0.6949900654" calcext:value-type="float">
            <text:p>-10,69499006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94967295" calcext:value-type="float">
            <text:p>4294967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6.7053977055" calcext:value-type="float">
            <text:p>-16,7053977055</text:p>
          </table:table-cell>
          <table:table-cell office:value-type="float" office:value="0" calcext:value-type="float">
            <text:p>0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6.7053977055" calcext:value-type="float">
            <text:p>-16,70539770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603489939" calcext:value-type="float">
            <text:p>-24,6603489939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24.4835722986" calcext:value-type="float">
            <text:p>-24,483572298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636498528" calcext:value-type="float">
            <text:p>-29,9636498528</text:p>
          </table:table-cell>
          <table:table-cell office:value-type="float" office:value="0" calcext:value-type="float">
            <text:p>0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30.0520382004" calcext:value-type="float">
            <text:p>-30,05203820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159992311" calcext:value-type="float">
            <text:p>-36,4159992311</text:p>
          </table:table-cell>
          <table:table-cell office:value-type="float" office:value="0" calcext:value-type="float">
            <text:p>0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6.5927759264" calcext:value-type="float">
            <text:p>-36,59277592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934748753" calcext:value-type="float">
            <text:p>-40,3934748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1283098323" calcext:value-type="float">
            <text:p>-40,12830983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780573006" calcext:value-type="float">
            <text:p>-45,078057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1664456483" calcext:value-type="float">
            <text:p>-45,16644564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387174724" calcext:value-type="float">
            <text:p>-46,138717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735524295" calcext:value-type="float">
            <text:p>-45,87355242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4645426871" calcext:value-type="float">
            <text:p>-47,464542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413193824" calcext:value-type="float">
            <text:p>-47,64131938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522320859" calcext:value-type="float">
            <text:p>-43,7522320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754553906" calcext:value-type="float">
            <text:p>-43,57545539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0728534806" calcext:value-type="float">
            <text:p>-42,072853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264068712" calcext:value-type="float">
            <text:p>-42,42640687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2669507117" calcext:value-type="float">
            <text:p>-35,2669507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017856687" calcext:value-type="float">
            <text:p>-35,00178566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4662517628" calcext:value-type="float">
            <text:p>-31,466251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8198051534" calcext:value-type="float">
            <text:p>-31,81980515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319218691" calcext:value-type="float">
            <text:p>-21,831921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086985644" calcext:value-type="float">
            <text:p>-22,00869856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6.5286210102" calcext:value-type="float">
            <text:p>-16,528621010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16.7937860532" calcext:value-type="float">
            <text:p>-16,79378605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9168920655" calcext:value-type="float">
            <text:p>-5,391689206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" calcext:value-type="float">
            <text:p>0</text:p>
          </table:table-cell>
          <table:table-cell office:value-type="float" office:value="-5.56846590184" calcext:value-type="float">
            <text:p>-5,5684659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972271824131" calcext:value-type="float">
            <text:p>0,97227182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6395337137" calcext:value-type="float">
            <text:p>12,6395337137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2.2859803231" calcext:value-type="float">
            <text:p>12,28598032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499413538" calcext:value-type="float">
            <text:p>18,649941353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18.6499413538" calcext:value-type="float">
            <text:p>18,64994135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958828998" calcext:value-type="float">
            <text:p>28,195882899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7.7539411616" calcext:value-type="float">
            <text:p>27,75394116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314168057" calcext:value-type="float">
            <text:p>31,7314168057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32.173358544" calcext:value-type="float">
            <text:p>32,1733585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9.4212030511" calcext:value-type="float">
            <text:p>39,4212030511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38.6257079223" calcext:value-type="float">
            <text:p>38,62570792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0.6586399182" calcext:value-type="float">
            <text:p>40,6586399182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41.4541350471" calcext:value-type="float">
            <text:p>41,45413504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6.0503291248" calcext:value-type="float">
            <text:p>46,0503291248</text:p>
          </table:table-cell>
          <table:table-cell table:number-columns-repeated="2" office:value-type="float" office:value="1.06066017178" calcext:value-type="float">
            <text:p>1,0606601718</text:p>
          </table:table-cell>
          <table:table-cell office:value-type="float" office:value="44.72450391" calcext:value-type="float">
            <text:p>44,724503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2.6915719141" calcext:value-type="float">
            <text:p>42,6915719141</text:p>
          </table:table-cell>
          <table:table-cell table:number-columns-repeated="2" office:value-type="float" office:value="-1.06066017178" calcext:value-type="float">
            <text:p>-1,0606601718</text:p>
          </table:table-cell>
          <table:table-cell office:value-type="float" office:value="44.2825621718" calcext:value-type="float">
            <text:p>44,2825621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6.8700576851" calcext:value-type="float">
            <text:p>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4.5477272148" calcext:value-type="float">
            <text:p>44,5477272148</text:p>
          </table:table-cell>
          <table:table-cell table:number-columns-repeated="2" office:value-type="float" office:value="1.06066017178" calcext:value-type="float">
            <text:p>1,0606601718</text:p>
          </table:table-cell>
          <table:table-cell office:value-type="float" office:value="42.6915719141" calcext:value-type="float">
            <text:p>42,69157191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7.2998827076" calcext:value-type="float">
            <text:p>37,299882707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39.2444263559" calcext:value-type="float">
            <text:p>39,24442635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6.4159992311" calcext:value-type="float">
            <text:p>36,415999231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34.1179021923" calcext:value-type="float">
            <text:p>34,11790219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6.4281159468" calcext:value-type="float">
            <text:p>26,4281159468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28.902989681" calcext:value-type="float">
            <text:p>28,9029896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3.5113004745" calcext:value-type="float">
            <text:p>23,5113004745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21.2132034356" calcext:value-type="float">
            <text:p>21,21320343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4020968466" calcext:value-type="float">
            <text:p>11,4020968466</text:p>
          </table:table-cell>
          <table:table-cell table:number-columns-repeated="2" office:value-type="float" office:value="-0.795495128835" calcext:value-type="float">
            <text:p>-0,7954951288</text:p>
          </table:table-cell>
          <table:table-cell office:value-type="float" office:value="13.7885822331" calcext:value-type="float">
            <text:p>13,78858223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74524259714" calcext:value-type="float">
            <text:p>5,7452425971</text:p>
          </table:table-cell>
          <table:table-cell table:number-columns-repeated="2" office:value-type="float" office:value="0.795495128835" calcext:value-type="float">
            <text:p>0,7954951288</text:p>
          </table:table-cell>
          <table:table-cell office:value-type="float" office:value="3.71231060123" calcext:value-type="float">
            <text:p>3,71231060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6396103068" calcext:value-type="float">
            <text:p>-6,3639610307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4.15425233947" calcext:value-type="float">
            <text:p>-4,15425233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.2253201513" calcext:value-type="float">
            <text:p>-11,2253201513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13.3466404949" calcext:value-type="float">
            <text:p>-13,34664049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158053456" calcext:value-type="float">
            <text:p>-22,7158053456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20.9480383927" calcext:value-type="float">
            <text:p>-20,94803839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28.4610479428" calcext:value-type="float">
            <text:p>-28,46104794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3553390593" calcext:value-type="float">
            <text:p>-35,355339059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33.675960454" calcext:value-type="float">
            <text:p>-33,6759604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7.7418244458" calcext:value-type="float">
            <text:p>-37,7418244458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39.4212030511" calcext:value-type="float">
            <text:p>-39,42120305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2825621718" calcext:value-type="float">
            <text:p>-44,282562171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42.3380185235" calcext:value-type="float">
            <text:p>-42,33801852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522320859" calcext:value-type="float">
            <text:p>-43,7522320859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45.8735524295" calcext:value-type="float">
            <text:p>-45,87355242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8458242536" calcext:value-type="float">
            <text:p>-46,845824253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44.3709505195" calcext:value-type="float">
            <text:p>-44,37095051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1.5425233947" calcext:value-type="float">
            <text:p>-41,542523394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4.4593388671" calcext:value-type="float">
            <text:p>-44,45933886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1.6309117424" calcext:value-type="float">
            <text:p>-41,6309117424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8.6257079223" calcext:value-type="float">
            <text:p>-38,62570792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3.1456303681" calcext:value-type="float">
            <text:p>-33,1456303681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36.4159992311" calcext:value-type="float">
            <text:p>-36,41599923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1.0243100246" calcext:value-type="float">
            <text:p>-31,024310024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7.6655528139" calcext:value-type="float">
            <text:p>-27,66555281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0.2409316115" calcext:value-type="float">
            <text:p>-20,240931611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24.0416305603" calcext:value-type="float">
            <text:p>-24,04163056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6.1750676196" calcext:value-type="float">
            <text:p>-16,1750676196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12.3743686708" calcext:value-type="float">
            <text:p>-12,37436867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.53553390593" calcext:value-type="float">
            <text:p>-3,535533905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7.77817459305" calcext:value-type="float">
            <text:p>-7,77817459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5.39168920655" calcext:value-type="float">
            <text:p>5,39168920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9.98788328426" calcext:value-type="float">
            <text:p>9,98788328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267180491" calcext:value-type="float">
            <text:p>18,826718049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2.7158053456" calcext:value-type="float">
            <text:p>22,71580534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9.4333197669" calcext:value-type="float">
            <text:p>29,433319766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25.4558441227" calcext:value-type="float">
            <text:p>25,45584412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1.908193501" calcext:value-type="float">
            <text:p>31,90819350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35.8856691452" calcext:value-type="float">
            <text:p>35,88566914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0.3934748753" calcext:value-type="float">
            <text:p>40,393474875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36.5927759264" calcext:value-type="float">
            <text:p>36,59277592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0.9238049612" calcext:value-type="float">
            <text:p>40,923804961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44.72450391" calcext:value-type="float">
            <text:p>44,724503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6.757435906" calcext:value-type="float">
            <text:p>46,75743590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42.9567369571" calcext:value-type="float">
            <text:p>42,95673695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3.0451253047" calcext:value-type="float">
            <text:p>43,0451253047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47.1109892966" calcext:value-type="float">
            <text:p>47,11098929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5.2548339959" calcext:value-type="float">
            <text:p>45,2548339959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41.2773583518" calcext:value-type="float">
            <text:p>41,27735835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7.3882710552" calcext:value-type="float">
            <text:p>37,3882710552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41.4541350471" calcext:value-type="float">
            <text:p>41,45413504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7.2998827076" calcext:value-type="float">
            <text:p>37,299882707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33.1456303681" calcext:value-type="float">
            <text:p>33,14563036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6.5165042945" calcext:value-type="float">
            <text:p>26,516504294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30.7591449816" calcext:value-type="float">
            <text:p>30,75914498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4.3951839509" calcext:value-type="float">
            <text:p>24,395183950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20.2409316115" calcext:value-type="float">
            <text:p>20,24093161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1.4020968466" calcext:value-type="float">
            <text:p>11,402096846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5.9099025767" calcext:value-type="float">
            <text:p>15,90990257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77817459305" calcext:value-type="float">
            <text:p>7,7781745931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3.44714555828" calcext:value-type="float">
            <text:p>3,44714555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4073772598" calcext:value-type="float">
            <text:p>-6,54073772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.94454364826" calcext:value-type="float">
            <text:p>-1,94454364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1110658896" calcext:value-type="float">
            <text:p>-9,81110658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4.584077362" calcext:value-type="float">
            <text:p>-14,5840773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3.5113004745" calcext:value-type="float">
            <text:p>-23,5113004745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8.8267180491" calcext:value-type="float">
            <text:p>-18,82671804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2790674274" calcext:value-type="float">
            <text:p>-25,2790674274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9.9636498528" calcext:value-type="float">
            <text:p>-29,96364985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6.5043875788" calcext:value-type="float">
            <text:p>-36,5043875788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31.908193501" calcext:value-type="float">
            <text:p>-31,9081935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6.0624458405" calcext:value-type="float">
            <text:p>-36,0624458405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40.5702515706" calcext:value-type="float">
            <text:p>-40,57025157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5.4316106912" calcext:value-type="float">
            <text:p>-45,431610691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41.0121933088" calcext:value-type="float">
            <text:p>-41,01219330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2.2496301759" calcext:value-type="float">
            <text:p>-42,249630175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46.6690475583" calcext:value-type="float">
            <text:p>-46,669047558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7.7297077301" calcext:value-type="float">
            <text:p>-47,729707730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43.487067043" calcext:value-type="float">
            <text:p>-43,4870670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0.4818632229" calcext:value-type="float">
            <text:p>-40,481863222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4.72450391" calcext:value-type="float">
            <text:p>-44,724503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2.0728534806" calcext:value-type="float">
            <text:p>-42,072853480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8.0953778364" calcext:value-type="float">
            <text:p>-38,09537783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2.3501352393" calcext:value-type="float">
            <text:p>-32,3501352393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" calcext:value-type="float">
            <text:p>0</text:p>
          </table:table-cell>
          <table:table-cell office:value-type="float" office:value="-36.4159992311" calcext:value-type="float">
            <text:p>-36,41599923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1.2894750675" calcext:value-type="float">
            <text:p>-31,289475067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7.4887761186" calcext:value-type="float">
            <text:p>-27,48877611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6222131779" calcext:value-type="float">
            <text:p>-19,6222131779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3.5113004745" calcext:value-type="float">
            <text:p>-23,51130047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6.4402326626" calcext:value-type="float">
            <text:p>-16,4402326626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2.5511453661" calcext:value-type="float">
            <text:p>-12,55114536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.00520382004" calcext:value-type="float">
            <text:p>-3,00520382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6.98267946422" calcext:value-type="float">
            <text:p>-6,98267946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4.86135912066" calcext:value-type="float">
            <text:p>4,86135912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92424049" calcext:value-type="float">
            <text:p>14,8492424049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10.9601551084" calcext:value-type="float">
            <text:p>10,96015510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2079996156" calcext:value-type="float">
            <text:p>18,207999615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22.0086985644" calcext:value-type="float">
            <text:p>22,00869856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0.8475333293" calcext:value-type="float">
            <text:p>30,8475333293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26.6048926421" calcext:value-type="float">
            <text:p>26,60489264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1.0243100246" calcext:value-type="float">
            <text:p>31,024310024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5.0017856687" calcext:value-type="float">
            <text:p>35,00178566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1.71930009" calcext:value-type="float">
            <text:p>41,71930009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37.6534360982" calcext:value-type="float">
            <text:p>37,653436098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0.21669818" calcext:value-type="float">
            <text:p>40,21669818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43.8406204336" calcext:value-type="float">
            <text:p>43,84062043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7.9064844254" calcext:value-type="float">
            <text:p>47,9064844254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44.0173971289" calcext:value-type="float">
            <text:p>44,01739712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2.5147952188" calcext:value-type="float">
            <text:p>42,514795218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46.2271058201" calcext:value-type="float">
            <text:p>46,22710582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5.8735524295" calcext:value-type="float">
            <text:p>45,8735524295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42.2496301759" calcext:value-type="float">
            <text:p>42,24963017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6.7695526217" calcext:value-type="float">
            <text:p>36,7695526217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40.7470282659" calcext:value-type="float">
            <text:p>40,74702826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7.7418244458" calcext:value-type="float">
            <text:p>37,741824445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33.675960454" calcext:value-type="float">
            <text:p>33,6759604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6.1629509039" calcext:value-type="float">
            <text:p>26,1629509039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0.405591591" calcext:value-type="float">
            <text:p>30,4055915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4.4835722986" calcext:value-type="float">
            <text:p>24,483572298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20.4177083068" calcext:value-type="float">
            <text:p>20,41770830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15.9099025767" calcext:value-type="float">
            <text:p>15,909902576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7.95495128835" calcext:value-type="float">
            <text:p>7,9549512884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3.35875721064" calcext:value-type="float">
            <text:p>3,35875721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6.27557268303" calcext:value-type="float">
            <text:p>-6,275572683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1.41421356237" calcext:value-type="float">
            <text:p>-1,41421356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0.2530483272" calcext:value-type="float">
            <text:p>-10,253048327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15.0260191002" calcext:value-type="float">
            <text:p>-15,02601910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3.1577470839" calcext:value-type="float">
            <text:p>-23,157747083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18.3847763109" calcext:value-type="float">
            <text:p>-18,38477631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897785861" calcext:value-type="float">
            <text:p>-25,897785861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30.4939799387" calcext:value-type="float">
            <text:p>-30,49397993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5.7972807976" calcext:value-type="float">
            <text:p>-35,797280797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31.2010867199" calcext:value-type="float">
            <text:p>-31,20108671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6.8579409693" calcext:value-type="float">
            <text:p>-36,857940969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41.4541350471" calcext:value-type="float">
            <text:p>-41,45413504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5477272148" calcext:value-type="float">
            <text:p>-44,547727214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39.951533137" calcext:value-type="float">
            <text:p>-39,9515331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221902" calcext:value-type="float">
            <text:p>-43,22190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47.9064844254" calcext:value-type="float">
            <text:p>-47,90648442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6.5806592107" calcext:value-type="float">
            <text:p>-46,580659210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41.984465133" calcext:value-type="float">
            <text:p>-41,9844651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1.6309117424" calcext:value-type="float">
            <text:p>-41,6309117424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46.3154941677" calcext:value-type="float">
            <text:p>-46,31549416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0.8354166135" calcext:value-type="float">
            <text:p>-40,8354166135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36.2392225358" calcext:value-type="float">
            <text:p>-36,23922253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3.675960454" calcext:value-type="float">
            <text:p>-33,675960454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38.448931227" calcext:value-type="float">
            <text:p>-38,4489312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9.7868731575" calcext:value-type="float">
            <text:p>-29,7868731575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25.1022907321" calcext:value-type="float">
            <text:p>-25,10229073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1248150879" calcext:value-type="float">
            <text:p>-21,1248150879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25.8093975133" calcext:value-type="float">
            <text:p>-25,80939751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4.2305239714" calcext:value-type="float">
            <text:p>-14,2305239714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0.0762716319" calcext:value-type="float">
            <text:p>-10,07627163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1265241636" calcext:value-type="float">
            <text:p>-5,126524163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9.19238815543" calcext:value-type="float">
            <text:p>-9,1923881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908729653" calcext:value-type="float">
            <text:p>3,889087296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7.07106781187" calcext:value-type="float">
            <text:p>7,07106781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440385849" calcext:value-type="float">
            <text:p>11,844038584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9.10399980778" calcext:value-type="float">
            <text:p>9,10399980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51451738" calcext:value-type="float">
            <text:p>21,655145173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23.864853865" calcext:value-type="float">
            <text:p>23,8648538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584460327" calcext:value-type="float">
            <text:p>26,9584460327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25.1022907321" calcext:value-type="float">
            <text:p>25,10229073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901740164" calcext:value-type="float">
            <text:p>35,090174016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36.5043875788" calcext:value-type="float">
            <text:p>36,50438757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7.5650477505" calcext:value-type="float">
            <text:p>37,5650477505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36.5043875788" calcext:value-type="float">
            <text:p>36,50438757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4.1941738242" calcext:value-type="float">
            <text:p>44,194173824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44.989668953" calcext:value-type="float">
            <text:p>44,98966895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3.7522320859" calcext:value-type="float">
            <text:p>43,752232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43.1335136524" calcext:value-type="float">
            <text:p>43,13351365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6.6690475583" calcext:value-type="float">
            <text:p>46,669047558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46.9342126013" calcext:value-type="float">
            <text:p>46,93421260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1.6309117424" calcext:value-type="float">
            <text:p>41,630911742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41.5425233947" calcext:value-type="float">
            <text:p>41,54252339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1.1005816565" calcext:value-type="float">
            <text:p>41,10058165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41.1005816565" calcext:value-type="float">
            <text:p>41,10058165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33.2340187158" calcext:value-type="float">
            <text:p>33,2340187158</text:p>
          </table:table-cell>
          <table:table-cell office:value-type="float" office:value="0" calcext:value-type="float">
            <text:p>0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33.4991837587" calcext:value-type="float">
            <text:p>33,499183758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0.0520382004" calcext:value-type="float">
            <text:p>30,052038200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30.1404265481" calcext:value-type="float">
            <text:p>30,14042654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0.5944850021" calcext:value-type="float">
            <text:p>20,594485002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20.7712616974" calcext:value-type="float">
            <text:p>20,77126169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7608540573" calcext:value-type="float">
            <text:p>14,760854057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15.1144074479" calcext:value-type="float">
            <text:p>15,11440744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.41941738242" calcext:value-type="float">
            <text:p>4,419417382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4.24264068712" calcext:value-type="float">
            <text:p>4,242640687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.35875721064" calcext:value-type="float">
            <text:p>-3,35875721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2.47487373415" calcext:value-type="float">
            <text:p>-2,47487373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081475452" calcext:value-type="float">
            <text:p>-13,081475452</text:p>
          </table:table-cell>
          <table:table-cell office:value-type="float" office:value="0" calcext:value-type="float">
            <text:p>0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13.8769705808" calcext:value-type="float">
            <text:p>-13,87697058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480383927" calcext:value-type="float">
            <text:p>-20,948038392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5338248303" calcext:value-type="float">
            <text:p>-19,53382483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8.1958828998" calcext:value-type="float">
            <text:p>-28,195882899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29.3449314192" calcext:value-type="float">
            <text:p>-29,344931419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3.8527371493" calcext:value-type="float">
            <text:p>-33,852737149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32.4385235869" calcext:value-type="float">
            <text:p>-32,43852358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8.8024846176" calcext:value-type="float">
            <text:p>-38,80248461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40.3050865276" calcext:value-type="float">
            <text:p>-40,30508652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2.9567369571" calcext:value-type="float">
            <text:p>-42,956736957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1.3657466994" calcext:value-type="float">
            <text:p>-41,36574669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9012806053" calcext:value-type="float">
            <text:p>-44,90128060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6.3154941677" calcext:value-type="float">
            <text:p>-46,31549416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5.3432223436" calcext:value-type="float">
            <text:p>-45,343222343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  <table:table-cell office:value-type="float" office:value="-43.7522320859" calcext:value-type="float">
            <text:p>-43,75223208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2.6915719141" calcext:value-type="float">
            <text:p>-42,691571914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44.2825621718" calcext:value-type="float">
            <text:p>-44,28256217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0.1283098323" calcext:value-type="float">
            <text:p>-40,128309832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8.3605428794" calcext:value-type="float">
            <text:p>-38,36054287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4.1179021923" calcext:value-type="float">
            <text:p>-34,1179021923</text:p>
          </table:table-cell>
          <table:table-cell table:number-columns-repeated="2" office:value-type="float" office:value="0.707106781187" calcext:value-type="float">
            <text:p>0,7071067812</text:p>
          </table:table-cell>
          <table:table-cell office:value-type="float" office:value="-35.8856691452" calcext:value-type="float">
            <text:p>-35,88566914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9.4333197669" calcext:value-type="float">
            <text:p>-29,4333197669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27.7539411616" calcext:value-type="float">
            <text:p>-27,75394116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0364267403" calcext:value-type="float">
            <text:p>-21,0364267403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22.8041936933" calcext:value-type="float">
            <text:p>-22,80419369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4.6724657096" calcext:value-type="float">
            <text:p>-14,6724657096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12.9930871043" calcext:value-type="float">
            <text:p>-12,993087104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6.09879598773" calcext:value-type="float">
            <text:p>-6,09879598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4.24264068712" calcext:value-type="float">
            <text:p>4,242640687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118055378" calcext:value-type="float">
            <text:p>13,6118055378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12.1975919755" calcext:value-type="float">
            <text:p>12,19759197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73782209" calcext:value-type="float">
            <text:p>19,8873782209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20.9480383927" calcext:value-type="float">
            <text:p>20,94803839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9.1681547239" calcext:value-type="float">
            <text:p>29,1681547239</text:p>
          </table:table-cell>
          <table:table-cell table:number-columns-repeated="2" office:value-type="float" office:value="1.76776695297" calcext:value-type="float">
            <text:p>1,767766953</text:p>
          </table:table-cell>
          <table:table-cell office:value-type="float" office:value="28.1074945522" calcext:value-type="float">
            <text:p>28,10749455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3.0572420205" calcext:value-type="float">
            <text:p>33,0572420205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33.5875721064" calcext:value-type="float">
            <text:p>33,58757210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9.8631447894" calcext:value-type="float">
            <text:p>39,8631447894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39.5095913988" calcext:value-type="float">
            <text:p>39,50959139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2.2496301759" calcext:value-type="float">
            <text:p>42,2496301759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42.2496301759" calcext:value-type="float">
            <text:p>42,24963017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5.6967757342" calcext:value-type="float">
            <text:p>45,6967757342</text:p>
          </table:table-cell>
          <table:table-cell office:value-type="float" office:value="2.5632620818" calcext:value-type="float">
            <text:p>2,5632620818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45.7851640818" calcext:value-type="float">
            <text:p>45,78516408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4.72450391" calcext:value-type="float">
            <text:p>44,72450391</text:p>
          </table:table-cell>
          <table:table-cell office:value-type="float" office:value="-2.65165042945" calcext:value-type="float">
            <text:p>-2,6516504295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44.3709505195" calcext:value-type="float">
            <text:p>44,370950519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3.487067043" calcext:value-type="float">
            <text:p>43,487067043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44.0173971289" calcext:value-type="float">
            <text:p>44,017397128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9.5095913988" calcext:value-type="float">
            <text:p>39,5095913988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38.6257079223" calcext:value-type="float">
            <text:p>38,62570792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4.3830672352" calcext:value-type="float">
            <text:p>34,3830672352</text:p>
          </table:table-cell>
          <table:table-cell office:value-type="float" office:value="2.65165042945" calcext:value-type="float">
            <text:p>2,651650429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35.8856691452" calcext:value-type="float">
            <text:p>35,88566914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9.3449314192" calcext:value-type="float">
            <text:p>29,3449314192</text:p>
          </table:table-cell>
          <table:table-cell office:value-type="float" office:value="-2.65165042945" calcext:value-type="float">
            <text:p>-2,6516504295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27.6655528139" calcext:value-type="float">
            <text:p>27,66555281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1.0364267403" calcext:value-type="float">
            <text:p>21,0364267403</text:p>
          </table:table-cell>
          <table:table-cell office:value-type="float" office:value="2.47487373415" calcext:value-type="float">
            <text:p>2,474873734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23.1577470839" calcext:value-type="float">
            <text:p>23,157747083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8492424049" calcext:value-type="float">
            <text:p>14,8492424049</text:p>
          </table:table-cell>
          <table:table-cell office:value-type="float" office:value="-2.20970869121" calcext:value-type="float">
            <text:p>-2,209708691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2.4627570184" calcext:value-type="float">
            <text:p>12,46275701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.33102903477" calcext:value-type="float">
            <text:p>4,3310290348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6.80590276892" calcext:value-type="float">
            <text:p>6,805902768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0520382004" calcext:value-type="float">
            <text:p>-3,00520382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5.3033008589" calcext:value-type="float">
            <text:p>-5,30330085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001938855" calcext:value-type="float">
            <text:p>-13,7001938855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1.1369318037" calcext:value-type="float">
            <text:p>-11,136931803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525432638" calcext:value-type="float">
            <text:p>-20,1525432638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22.4506403027" calcext:value-type="float">
            <text:p>-22,45064030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9.1681547239" calcext:value-type="float">
            <text:p>-29,168154723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26.6932809898" calcext:value-type="float">
            <text:p>-26,69328098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2.9688536728" calcext:value-type="float">
            <text:p>-32,968853672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35.0901740164" calcext:value-type="float">
            <text:p>-35,090174016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9.8631447894" calcext:value-type="float">
            <text:p>-39,863144789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38.0069894888" calcext:value-type="float">
            <text:p>-38,006989488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1.8076884377" calcext:value-type="float">
            <text:p>-41,807688437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3.3986786953" calcext:value-type="float">
            <text:p>-43,39867869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5.8735524295" calcext:value-type="float">
            <text:p>-45,8735524295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4.5477272148" calcext:value-type="float">
            <text:p>-44,54772721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9.6984848098" calcext:value-type="float">
            <text:p>-29,69848480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3709505195" calcext:value-type="float">
            <text:p>-44,3709505195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5.2548339959" calcext:value-type="float">
            <text:p>-45,25483399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8.2842712475" calcext:value-type="float">
            <text:p>-28,284271247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7522320859" calcext:value-type="float">
            <text:p>-43,752232085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43.0451253047" calcext:value-type="float">
            <text:p>-43,04512530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8.8908729653" calcext:value-type="float">
            <text:p>-38,8908729653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9.3328147035" calcext:value-type="float">
            <text:p>-39,33281470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5.2669507117" calcext:value-type="float">
            <text:p>-35,2669507117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35.178562364" calcext:value-type="float">
            <text:p>-35,17856236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0191062045" calcext:value-type="float">
            <text:p>-28,019106204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8.1958828998" calcext:value-type="float">
            <text:p>-28,19588289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5390286503" calcext:value-type="float">
            <text:p>-22,5390286503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22.5390286503" calcext:value-type="float">
            <text:p>-22,53902865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816310409" calcext:value-type="float">
            <text:p>-12,816310409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3.081475452" calcext:value-type="float">
            <text:p>-13,0814754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92201929244" calcext:value-type="float">
            <text:p>-5,9220192924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6.18718433538" calcext:value-type="float">
            <text:p>-6,18718433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77297077301" calcext:value-type="float">
            <text:p>4,77297077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4.77297077301" calcext:value-type="float">
            <text:p>4,7729707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56502372" calcext:value-type="float">
            <text:p>11,7556502372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11.5788735419" calcext:value-type="float">
            <text:p>11,57887354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086985644" calcext:value-type="float">
            <text:p>22,0086985644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22.0086985644" calcext:value-type="float">
            <text:p>22,00869856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7.135222728" calcext:value-type="float">
            <text:p>27,13522272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6.7816693374" calcext:value-type="float">
            <text:p>26,781669337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4.9133973211" calcext:value-type="float">
            <text:p>34,913397321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5.3553390593" calcext:value-type="float">
            <text:p>35,355339059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8.0069894888" calcext:value-type="float">
            <text:p>38,0069894888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  <table:table-cell office:value-type="float" office:value="37.4766594029" calcext:value-type="float">
            <text:p>37,476659402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3.9290087812" calcext:value-type="float">
            <text:p>43,9290087812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4.4593388671" calcext:value-type="float">
            <text:p>44,45933886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4.1057854765" calcext:value-type="float">
            <text:p>44,10578547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43.3986786953" calcext:value-type="float">
            <text:p>43,39867869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6.4038825154" calcext:value-type="float">
            <text:p>46,403882515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46.8458242536" calcext:value-type="float">
            <text:p>46,84582425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1.8960767853" calcext:value-type="float">
            <text:p>41,89607678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41.4541350471" calcext:value-type="float">
            <text:p>41,45413504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0.9238049612" calcext:value-type="float">
            <text:p>40,923804961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41.2773583518" calcext:value-type="float">
            <text:p>41,27735835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3.1456303681" calcext:value-type="float">
            <text:p>33,145630368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33.0572420205" calcext:value-type="float">
            <text:p>33,05724202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0.2288148957" calcext:value-type="float">
            <text:p>30,2288148957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30.4939799387" calcext:value-type="float">
            <text:p>30,49397993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0.2409316115" calcext:value-type="float">
            <text:p>20,2409316115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9.9757665685" calcext:value-type="float">
            <text:p>19,97576656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1144074479" calcext:value-type="float">
            <text:p>15,114407447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15.5563491861" calcext:value-type="float">
            <text:p>15,55634918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71231060123" calcext:value-type="float">
            <text:p>3,7123106012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3.53553390593" calcext:value-type="float">
            <text:p>3,53553390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2.29809703886" calcext:value-type="float">
            <text:p>-2,298097038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-1.41421356237" calcext:value-type="float">
            <text:p>-1,4142135624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14.1421356237" calcext:value-type="float">
            <text:p>-14,142135623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525432638" calcext:value-type="float">
            <text:p>-20,152543263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9.8873782209" calcext:value-type="float">
            <text:p>-19,88737822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2565430716" calcext:value-type="float">
            <text:p>-29,256543071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29.0797663763" calcext:value-type="float">
            <text:p>-29,07976637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1456303681" calcext:value-type="float">
            <text:p>-33,145630368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33.2340187158" calcext:value-type="float">
            <text:p>-33,23401871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399214847" calcext:value-type="float">
            <text:p>-40,0399214847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9.5095913988" calcext:value-type="float">
            <text:p>-39,50959139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2496301759" calcext:value-type="float">
            <text:p>-42,2496301759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42.4264068712" calcext:value-type="float">
            <text:p>-42,42640687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735524295" calcext:value-type="float">
            <text:p>-45,8735524295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5.3432223436" calcext:value-type="float">
            <text:p>-45,34322234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4.5477272148" calcext:value-type="float">
            <text:p>-44,547727214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4.72450391" calcext:value-type="float">
            <text:p>-44,724503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3.7522320859" calcext:value-type="float">
            <text:p>-43,752232085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43.3102903477" calcext:value-type="float">
            <text:p>-43,31029034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8.6257079223" calcext:value-type="float">
            <text:p>-38,625707922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39.3328147035" calcext:value-type="float">
            <text:p>-39,332814703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5.443727407" calcext:value-type="float">
            <text:p>-35,44372740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34.6482322781" calcext:value-type="float">
            <text:p>-34,64823227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7.4887761186" calcext:value-type="float">
            <text:p>-27,488776118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28.902989681" calcext:value-type="float">
            <text:p>-28,90298968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7158053456" calcext:value-type="float">
            <text:p>-22,715805345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1.3015917832" calcext:value-type="float">
            <text:p>-21,30159178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3743686708" calcext:value-type="float">
            <text:p>-12,374368670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4.318912319" calcext:value-type="float">
            <text:p>-14,3189123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6.27557268303" calcext:value-type="float">
            <text:p>-6,275572683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.24264068712" calcext:value-type="float">
            <text:p>-4,24264068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9168920655" calcext:value-type="float">
            <text:p>5,3916892066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2.82842712475" calcext:value-type="float">
            <text:p>2,82842712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72618896" calcext:value-type="float">
            <text:p>11,667261889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3.9653589284" calcext:value-type="float">
            <text:p>13,965358928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854752597" calcext:value-type="float">
            <text:p>22,1854752597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19.7989898732" calcext:value-type="float">
            <text:p>19,79898987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119994233" calcext:value-type="float">
            <text:p>27,311999423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9.4333197669" calcext:value-type="float">
            <text:p>29,43331976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482322781" calcext:value-type="float">
            <text:p>34,648232278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32.7920769775" calcext:value-type="float">
            <text:p>32,79207697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8.5373195747" calcext:value-type="float">
            <text:p>38,537319574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40.21669818" calcext:value-type="float">
            <text:p>40,216698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3.487067043" calcext:value-type="float">
            <text:p>43,487067043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1.984465133" calcext:value-type="float">
            <text:p>41,9844651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4.9012806053" calcext:value-type="float">
            <text:p>44,901280605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45.8735524295" calcext:value-type="float">
            <text:p>45,873552429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5.1664456483" calcext:value-type="float">
            <text:p>45,1664456483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4.5477272148" calcext:value-type="float">
            <text:p>44,54772721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9567369571" calcext:value-type="float">
            <text:p>42,956736957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3.487067043" calcext:value-type="float">
            <text:p>43,4870670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9.5979797464" calcext:value-type="float">
            <text:p>39,5979797464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  <table:table-cell office:value-type="float" office:value="39.3328147035" calcext:value-type="float">
            <text:p>39,33281470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4.5598439305" calcext:value-type="float">
            <text:p>34,5598439305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34.5598439305" calcext:value-type="float">
            <text:p>34,55984393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8.5494362904" calcext:value-type="float">
            <text:p>28,5494362904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8.9913780286" calcext:value-type="float">
            <text:p>28,99137802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6551451738" calcext:value-type="float">
            <text:p>21,6551451738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1.1248150879" calcext:value-type="float">
            <text:p>21,12481508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3.4350288425" calcext:value-type="float">
            <text:p>13,4350288425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4.2305239714" calcext:value-type="float">
            <text:p>14,23052397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03813581595" calcext:value-type="float">
            <text:p>5,038135816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4.24264068712" calcext:value-type="float">
            <text:p>4,24264068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3102903477" calcext:value-type="float">
            <text:p>-4,3310290348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.00520382004" calcext:value-type="float">
            <text:p>-3,0052038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12.816310409" calcext:value-type="float">
            <text:p>-12,816310409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4.1421356237" calcext:value-type="float">
            <text:p>-14,142135623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015917832" calcext:value-type="float">
            <text:p>-21,3015917832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9.6222131779" calcext:value-type="float">
            <text:p>-19,62221317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4610479428" calcext:value-type="float">
            <text:p>-28,4610479428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29.9636498528" calcext:value-type="float">
            <text:p>-29,96364985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179021923" calcext:value-type="float">
            <text:p>-34,1179021923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32.0849701963" calcext:value-type="float">
            <text:p>-32,08497019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1560380082" calcext:value-type="float">
            <text:p>-39,1560380082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41.2773583518" calcext:value-type="float">
            <text:p>-41,27735835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7799602618" calcext:value-type="float">
            <text:p>-42,7799602618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0.3934748753" calcext:value-type="float">
            <text:p>-40,39347487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3432223436" calcext:value-type="float">
            <text:p>-45,3432223436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47.7297077301" calcext:value-type="float">
            <text:p>-47,72970773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5.1664456483" calcext:value-type="float">
            <text:p>-45,1664456483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2.2496301759" calcext:value-type="float">
            <text:p>-42,24963017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221902" calcext:value-type="float">
            <text:p>-43,221902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45.9619407771" calcext:value-type="float">
            <text:p>-45,96194077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9.0676496606" calcext:value-type="float">
            <text:p>-39,0676496606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36.2392225358" calcext:value-type="float">
            <text:p>-36,23922253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5.178562364" calcext:value-type="float">
            <text:p>-35,17856236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37.8302127935" calcext:value-type="float">
            <text:p>-37,83021279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7.9307178569" calcext:value-type="float">
            <text:p>-27,930717856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5.1906790798" calcext:value-type="float">
            <text:p>-25,190679079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4506403027" calcext:value-type="float">
            <text:p>-22,4506403027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5.0139023845" calcext:value-type="float">
            <text:p>-25,01390238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5511453661" calcext:value-type="float">
            <text:p>-12,5511453661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0.0762716319" calcext:value-type="float">
            <text:p>-10,076271631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6.09879598773" calcext:value-type="float">
            <text:p>-6,0987959877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8.66205806954" calcext:value-type="float">
            <text:p>-8,662058069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846590184" calcext:value-type="float">
            <text:p>5,5684659018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7.6897862454" calcext:value-type="float">
            <text:p>7,68978624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294967295" calcext:value-type="float">
            <text:p>4294967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9.01561146013" calcext:value-type="float">
            <text:p>9,01561146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925820409" calcext:value-type="float">
            <text:p>22,892582040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24.9255140368" calcext:value-type="float">
            <text:p>24,92551403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32809898" calcext:value-type="float">
            <text:p>26,6932809898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24.3951839509" calcext:value-type="float">
            <text:p>24,39518395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088924499" calcext:value-type="float">
            <text:p>35,708892449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38.0069894888" calcext:value-type="float">
            <text:p>38,00698948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418244458" calcext:value-type="float">
            <text:p>37,7418244458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35.2669507117" calcext:value-type="float">
            <text:p>35,26695071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593388671" calcext:value-type="float">
            <text:p>44,4593388671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46.6690475583" calcext:value-type="float">
            <text:p>46,66904755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406204336" calcext:value-type="float">
            <text:p>43,840620433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41.5425233947" calcext:value-type="float">
            <text:p>41,54252339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6.2271058201" calcext:value-type="float">
            <text:p>46,2271058201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48.5252028589" calcext:value-type="float">
            <text:p>48,52520285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1.71930009" calcext:value-type="float">
            <text:p>41,7193000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39.8631447894" calcext:value-type="float">
            <text:p>39,86314478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0.6586399182" calcext:value-type="float">
            <text:p>40,658639918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42.5147952188" calcext:value-type="float">
            <text:p>42,51479521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3.4991837587" calcext:value-type="float">
            <text:p>33,499183758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1.6430284581" calcext:value-type="float">
            <text:p>31,643028458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100964622" calcext:value-type="float">
            <text:p>29,610096462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1.3778634152" calcext:value-type="float">
            <text:p>31,377863415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177083068" calcext:value-type="float">
            <text:p>20,417708306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9.091883092" calcext:value-type="float">
            <text:p>19,0918830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7608540573" calcext:value-type="float">
            <text:p>14,760854057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5.9099025767" calcext:value-type="float">
            <text:p>15,90990257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.80069894888" calcext:value-type="float">
            <text:p>3,800698948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2.91681547239" calcext:value-type="float">
            <text:p>2,91681547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036886299" calcext:value-type="float">
            <text:p>-3,27036886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  <table:table-cell office:value-type="float" office:value="-2.03293199591" calcext:value-type="float">
            <text:p>-2,032931995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305239714" calcext:value-type="float">
            <text:p>-14,2305239714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4.7608540573" calcext:value-type="float">
            <text:p>-14,76085405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409316115" calcext:value-type="float">
            <text:p>-20,240931611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9.4454364826" calcext:value-type="float">
            <text:p>-19,44543648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9.1681547239" calcext:value-type="float">
            <text:p>-29,1681547239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9.8752615051" calcext:value-type="float">
            <text:p>-29,87526150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3.2340187158" calcext:value-type="float">
            <text:p>-33,2340187158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32.6153002822" calcext:value-type="float">
            <text:p>-32,61530028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9.8631447894" calcext:value-type="float">
            <text:p>-39,8631447894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40.3050865276" calcext:value-type="float">
            <text:p>-40,305086527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2.3380185235" calcext:value-type="float">
            <text:p>-42,3380185235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1.8076884377" calcext:value-type="float">
            <text:p>-41,807688437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5.8735524295" calcext:value-type="float">
            <text:p>-45,873552429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5.8735524295" calcext:value-type="float">
            <text:p>-45,87355242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4.3709505195" calcext:value-type="float">
            <text:p>-44,370950519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4.2825621718" calcext:value-type="float">
            <text:p>-44,28256217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3.5754553906" calcext:value-type="float">
            <text:p>-43,57545539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3.6638437383" calcext:value-type="float">
            <text:p>-43,66384373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8.8908729653" calcext:value-type="float">
            <text:p>-38,89087296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" calcext:value-type="float">
            <text:p>0</text:p>
          </table:table-cell>
          <table:table-cell office:value-type="float" office:value="-38.8024846176" calcext:value-type="float">
            <text:p>-38,802484617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34.9133973211" calcext:value-type="float">
            <text:p>-34,913397321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5.0901740164" calcext:value-type="float">
            <text:p>-35,09017401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3726595951" calcext:value-type="float">
            <text:p>-28,372659595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8.1074945522" calcext:value-type="float">
            <text:p>-28,10749455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6551451738" calcext:value-type="float">
            <text:p>-21,655145173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22.1854752597" calcext:value-type="float">
            <text:p>-22,185475259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3.5234171902" calcext:value-type="float">
            <text:p>-13,523417190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2.9046987567" calcext:value-type="float">
            <text:p>-12,904698756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4.68458242536" calcext:value-type="float">
            <text:p>-4,6845824254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5.83363094479" calcext:value-type="float">
            <text:p>-5,83363094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62392225358" calcext:value-type="float">
            <text:p>3,623922253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.86135912066" calcext:value-type="float">
            <text:p>4,86135912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1475452" calcext:value-type="float">
            <text:p>13,08147545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1.8440385849" calcext:value-type="float">
            <text:p>11,84403858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7712616974" calcext:value-type="float">
            <text:p>20,7712616974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22.0970869121" calcext:value-type="float">
            <text:p>22,09708691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2989681" calcext:value-type="float">
            <text:p>28,90298968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27.2236110757" calcext:value-type="float">
            <text:p>27,223611075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643488017" calcext:value-type="float">
            <text:p>33,764348801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35.178562364" calcext:value-type="float">
            <text:p>35,1785623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63680941" calcext:value-type="float">
            <text:p>39,686368094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37.9186011411" calcext:value-type="float">
            <text:p>37,91860114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47952188" calcext:value-type="float">
            <text:p>42,514795218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44.1057854765" calcext:value-type="float">
            <text:p>44,10578547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967757342" calcext:value-type="float">
            <text:p>45,6967757342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43.9290087812" calcext:value-type="float">
            <text:p>43,92900878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361155624" calcext:value-type="float">
            <text:p>44,636115562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46.3154941677" calcext:value-type="float">
            <text:p>46,31549416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7067043" calcext:value-type="float">
            <text:p>43,48706704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1.8960767853" calcext:value-type="float">
            <text:p>41,896076785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444263559" calcext:value-type="float">
            <text:p>39,244426355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0.7470282659" calcext:value-type="float">
            <text:p>40,74702826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133973211" calcext:value-type="float">
            <text:p>34,913397321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33.3224070634" calcext:value-type="float">
            <text:p>33,32240706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726595951" calcext:value-type="float">
            <text:p>28,372659595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0.0520382004" calcext:value-type="float">
            <text:p>30,052038200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19218691" calcext:value-type="float">
            <text:p>21,831921869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20.2409316115" calcext:value-type="float">
            <text:p>20,24093161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3.2582521472" calcext:value-type="float">
            <text:p>13,258252147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15.1144074479" calcext:value-type="float">
            <text:p>15,114407447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800775542" calcext:value-type="float">
            <text:p>5,480077554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.80069894888" calcext:value-type="float">
            <text:p>3,800698948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4974746831" calcext:value-type="float">
            <text:p>-4,949747468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2.65165042945" calcext:value-type="float">
            <text:p>-2,65165042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2.1975919755" calcext:value-type="float">
            <text:p>-12,197591975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4.0537472761" calcext:value-type="float">
            <text:p>-14,05374727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970869121" calcext:value-type="float">
            <text:p>-22,0970869121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20.0641549162" calcext:value-type="float">
            <text:p>-20,064154916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3119994233" calcext:value-type="float">
            <text:p>-27,311999423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9.1681547239" calcext:value-type="float">
            <text:p>-29,16815472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2669507117" calcext:value-type="float">
            <text:p>-35,2669507117</text:p>
          </table:table-cell>
          <table:table-cell table:number-columns-repeated="2" office:value-type="float" office:value="0.176776695297" calcext:value-type="float">
            <text:p>0,1767766953</text:p>
          </table:table-cell>
          <table:table-cell office:value-type="float" office:value="-33.0572420205" calcext:value-type="float">
            <text:p>-33,057242020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605428794" calcext:value-type="float">
            <text:p>-38,360542879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9.951533137" calcext:value-type="float">
            <text:p>-39,9515331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9290087812" calcext:value-type="float">
            <text:p>-43,929008781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1.8960767853" calcext:value-type="float">
            <text:p>-41,896076785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941738242" calcext:value-type="float">
            <text:p>-44,1941738242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5.9619407771" calcext:value-type="float">
            <text:p>-45,96194077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0503291248" calcext:value-type="float">
            <text:p>-46,050329124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" calcext:value-type="float">
            <text:p>0</text:p>
          </table:table-cell>
          <table:table-cell office:value-type="float" office:value="-44.0173971289" calcext:value-type="float">
            <text:p>-44,017397128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2.0728534806" calcext:value-type="float">
            <text:p>-42,072853480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4.1057854765" calcext:value-type="float">
            <text:p>-44,105785476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0.3050865276" calcext:value-type="float">
            <text:p>-40,3050865276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8.448931227" calcext:value-type="float">
            <text:p>-38,4489312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3.675960454" calcext:value-type="float">
            <text:p>-33,675960454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5.6205041023" calcext:value-type="float">
            <text:p>-35,62050410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9.3449314192" calcext:value-type="float">
            <text:p>-29,344931419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7.7539411616" calcext:value-type="float">
            <text:p>-27,75394116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0.9480383927" calcext:value-type="float">
            <text:p>-20,948038392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22.4506403027" calcext:value-type="float">
            <text:p>-22,45064030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4.0537472761" calcext:value-type="float">
            <text:p>-14,053747276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12.9930871043" calcext:value-type="float">
            <text:p>-12,993087104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68458242536" calcext:value-type="float">
            <text:p>-4,684582425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5.74524259714" calcext:value-type="float">
            <text:p>-5,74524259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.88908729653" calcext:value-type="float">
            <text:p>3,88908729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.41941738242" calcext:value-type="float">
            <text:p>4,41941738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081475452" calcext:value-type="float">
            <text:p>13,08147545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2.2859803231" calcext:value-type="float">
            <text:p>12,28598032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0.859650045" calcext:value-type="float">
            <text:p>20,85965004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1.3015917832" calcext:value-type="float">
            <text:p>21,30159178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8.6378246381" calcext:value-type="float">
            <text:p>28,637824638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28.0191062045" calcext:value-type="float">
            <text:p>28,01910620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3.7643488017" calcext:value-type="float">
            <text:p>33,7643488017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4.0295138446" calcext:value-type="float">
            <text:p>34,02951384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9.4212030511" calcext:value-type="float">
            <text:p>39,4212030511</text:p>
          </table:table-cell>
          <table:table-cell table:number-columns-repeated="2" office:value-type="float" office:value="-0.0883883476483" calcext:value-type="float">
            <text:p>-0,0883883476</text:p>
          </table:table-cell>
          <table:table-cell office:value-type="float" office:value="39.2444263559" calcext:value-type="float">
            <text:p>39,24442635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2.6031835665" calcext:value-type="float">
            <text:p>42,60318356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42.4264068712" calcext:value-type="float">
            <text:p>42,42640687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5.6967757342" calcext:value-type="float">
            <text:p>45,696775734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5.6083873865" calcext:value-type="float">
            <text:p>45,608387386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4.8128922577" calcext:value-type="float">
            <text:p>44,812892257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44.5477272148" calcext:value-type="float">
            <text:p>44,54772721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3.6638437383" calcext:value-type="float">
            <text:p>43,663843738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43.7522320859" calcext:value-type="float">
            <text:p>43,75223208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8.9792613129" calcext:value-type="float">
            <text:p>38,979261312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38.8024846176" calcext:value-type="float">
            <text:p>38,80248461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4.9133973211" calcext:value-type="float">
            <text:p>34,913397321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35.3553390593" calcext:value-type="float">
            <text:p>35,355339059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8.1958828998" calcext:value-type="float">
            <text:p>28,1958828998</text:p>
          </table:table-cell>
          <table:table-cell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28.0191062045" calcext:value-type="float">
            <text:p>28,01910620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2.0086985644" calcext:value-type="float">
            <text:p>22,008698564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22.2738636074" calcext:value-type="float">
            <text:p>22,27386360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3.3466404949" calcext:value-type="float">
            <text:p>13,346640494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13.081475452" calcext:value-type="float">
            <text:p>13,08147545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1265241636" calcext:value-type="float">
            <text:p>5,126524163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5.83363094479" calcext:value-type="float">
            <text:p>5,83363094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6586399182" calcext:value-type="float">
            <text:p>-4,065863991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4.68458242536" calcext:value-type="float">
            <text:p>-4,68458242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16310409" calcext:value-type="float">
            <text:p>-12,81631040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11.8440385849" calcext:value-type="float">
            <text:p>-11,844038584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480383927" calcext:value-type="float">
            <text:p>-20,9480383927</text:p>
          </table:table-cell>
          <table:table-cell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22.0970869121" calcext:value-type="float">
            <text:p>-22,097086912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262129857" calcext:value-type="float">
            <text:p>-28,726212985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27.135222728" calcext:value-type="float">
            <text:p>-27,1352227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5875721064" calcext:value-type="float">
            <text:p>-33,587572106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5.0901740164" calcext:value-type="float">
            <text:p>-35,09017401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8631447894" calcext:value-type="float">
            <text:p>-39,863144789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37.9186011411" calcext:value-type="float">
            <text:p>-37,9186011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960767853" calcext:value-type="float">
            <text:p>-41,89607678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3.9290087812" calcext:value-type="float">
            <text:p>-43,92900878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806592107" calcext:value-type="float">
            <text:p>-46,580659210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43.9290087812" calcext:value-type="float">
            <text:p>-43,92900878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487067043" calcext:value-type="float">
            <text:p>-43,48706704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6.0503291248" calcext:value-type="float">
            <text:p>-46,050329124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4.989668953" calcext:value-type="float">
            <text:p>-44,989668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42.0728534806" calcext:value-type="float">
            <text:p>-42,07285348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7.4766594029" calcext:value-type="float">
            <text:p>-37,4766594029</text:p>
          </table:table-cell>
          <table:table-cell office:value-type="float" office:value="0" calcext:value-type="float">
            <text:p>0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40.4818632229" calcext:value-type="float">
            <text:p>-40,481863222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6.7695526217" calcext:value-type="float">
            <text:p>-36,769552621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33.5875721064" calcext:value-type="float">
            <text:p>-33,58757210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2513392516" calcext:value-type="float">
            <text:p>-26,251339251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9.7868731575" calcext:value-type="float">
            <text:p>-29,78687315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3.9532422127" calcext:value-type="float">
            <text:p>-23,9532422127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20.4177083068" calcext:value-type="float">
            <text:p>-20,41770830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1369318037" calcext:value-type="float">
            <text:p>-11,1369318037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  <table:table-cell office:value-type="float" office:value="-15.0260191002" calcext:value-type="float">
            <text:p>-15,026019100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60139789776" calcext:value-type="float">
            <text:p>-7,601397897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" calcext:value-type="float">
            <text:p>0</text:p>
          </table:table-cell>
          <table:table-cell office:value-type="float" office:value="-3.71231060123" calcext:value-type="float">
            <text:p>-3,71231060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751442127" calcext:value-type="float">
            <text:p>6,7175144213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  <table:table-cell office:value-type="float" office:value="2.47487373415" calcext:value-type="float">
            <text:p>2,474873734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62716319" calcext:value-type="float">
            <text:p>10,076271631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30018908" calcext:value-type="float">
            <text:p>24,130018908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" calcext:value-type="float">
            <text:p>0</text:p>
          </table:table-cell>
          <table:table-cell office:value-type="float" office:value="19.5338248303" calcext:value-type="float">
            <text:p>19,53382483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022907321" calcext:value-type="float">
            <text:p>25,1022907321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" calcext:value-type="float">
            <text:p>0</text:p>
          </table:table-cell>
          <table:table-cell office:value-type="float" office:value="29.6984848098" calcext:value-type="float">
            <text:p>29,698484809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882710552" calcext:value-type="float">
            <text:p>37,3882710552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" calcext:value-type="float">
            <text:p>0</text:p>
          </table:table-cell>
          <table:table-cell office:value-type="float" office:value="32.4385235869" calcext:value-type="float">
            <text:p>32,43852358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972807976" calcext:value-type="float">
            <text:p>35,7972807976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" calcext:value-type="float">
            <text:p>0</text:p>
          </table:table-cell>
          <table:table-cell office:value-type="float" office:value="40.7470282659" calcext:value-type="float">
            <text:p>40,74702826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92270863" calcext:value-type="float">
            <text:p>46,492270863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" calcext:value-type="float">
            <text:p>0</text:p>
          </table:table-cell>
          <table:table-cell office:value-type="float" office:value="41.0121933088" calcext:value-type="float">
            <text:p>41,01219330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1930009" calcext:value-type="float">
            <text:p>41,71930009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" calcext:value-type="float">
            <text:p>0</text:p>
          </table:table-cell>
          <table:table-cell office:value-type="float" office:value="46.9342126013" calcext:value-type="float">
            <text:p>46,93421260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8.6135912066" calcext:value-type="float">
            <text:p>48,6135912066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3.3102903477" calcext:value-type="float">
            <text:p>43,310290347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63680941" calcext:value-type="float">
            <text:p>39,6863680941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0" calcext:value-type="float">
            <text:p>0</text:p>
          </table:table-cell>
          <table:table-cell office:value-type="float" office:value="44.9012806053" calcext:value-type="float">
            <text:p>44,901280605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99602618" calcext:value-type="float">
            <text:p>42,7799602618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" calcext:value-type="float">
            <text:p>0</text:p>
          </table:table-cell>
          <table:table-cell office:value-type="float" office:value="37.7418244458" calcext:value-type="float">
            <text:p>37,74182444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662517628" calcext:value-type="float">
            <text:p>31,4662517628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0" calcext:value-type="float">
            <text:p>0</text:p>
          </table:table-cell>
          <table:table-cell office:value-type="float" office:value="36.3276108835" calcext:value-type="float">
            <text:p>36,327610883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1.7314168057" calcext:value-type="float">
            <text:p>31,7314168057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7.135222728" calcext:value-type="float">
            <text:p>27,1352227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4731646585" calcext:value-type="float">
            <text:p>18,4731646585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0" calcext:value-type="float">
            <text:p>0</text:p>
          </table:table-cell>
          <table:table-cell office:value-type="float" office:value="23.0693587362" calcext:value-type="float">
            <text:p>23,06935873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4402326626" calcext:value-type="float">
            <text:p>16,4402326626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  <table:table-cell office:value-type="float" office:value="12.3743686708" calcext:value-type="float">
            <text:p>12,37436867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" calcext:value-type="float">
            <text:p>0</text:p>
          </table:table-cell>
          <table:table-cell office:value-type="float" office:value="6.45234937833" calcext:value-type="float">
            <text:p>6,45234937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5.21491251125" calcext:value-type="float">
            <text:p>-5,21491251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260191002" calcext:value-type="float">
            <text:p>-15,0260191002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1.4020968466" calcext:value-type="float">
            <text:p>-11,40209684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91883092" calcext:value-type="float">
            <text:p>-19,091883092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2.4506403027" calcext:value-type="float">
            <text:p>-22,450640302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9.9636498528" calcext:value-type="float">
            <text:p>-29,9636498528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26.8700576851" calcext:value-type="float">
            <text:p>-26,87005768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2.7036886299" calcext:value-type="float">
            <text:p>-32,703688629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  <table:table-cell office:value-type="float" office:value="-35.2669507117" calcext:value-type="float">
            <text:p>-35,26695071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0.21669818" calcext:value-type="float">
            <text:p>-40,2166981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7.8302127935" calcext:value-type="float">
            <text:p>-37,83021279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2.0728534806" calcext:value-type="float">
            <text:p>-42,072853480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3.9290087812" calcext:value-type="float">
            <text:p>-43,929008781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5.6967757342" calcext:value-type="float">
            <text:p>-45,6967757342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4.0173971289" calcext:value-type="float">
            <text:p>-44,01739712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9.6984848098" calcext:value-type="float">
            <text:p>-29,69848480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4.72450391" calcext:value-type="float">
            <text:p>-44,7245039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6.1387174724" calcext:value-type="float">
            <text:p>-46,13871747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5754553906" calcext:value-type="float">
            <text:p>-43,575455390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1.984465133" calcext:value-type="float">
            <text:p>-41,9844651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9.1560380082" calcext:value-type="float">
            <text:p>-39,156038008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0.4818632229" calcext:value-type="float">
            <text:p>-40,48186322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4.9133973211" calcext:value-type="float">
            <text:p>-34,9133973211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3.7643488017" calcext:value-type="float">
            <text:p>-33,76434880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3726595951" calcext:value-type="float">
            <text:p>-28,372659595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  <table:table-cell office:value-type="float" office:value="-29.4333197669" calcext:value-type="float">
            <text:p>-29,433319766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7435335215" calcext:value-type="float">
            <text:p>-21,743533521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21.2132034356" calcext:value-type="float">
            <text:p>-21,213203435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3.3466404949" calcext:value-type="float">
            <text:p>-13,3466404949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4.1421356237" calcext:value-type="float">
            <text:p>-14,142135623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5.21491251125" calcext:value-type="float">
            <text:p>-5,2149125113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.77297077301" calcext:value-type="float">
            <text:p>-4,77297077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.44714555828" calcext:value-type="float">
            <text:p>3,447145558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4627570184" calcext:value-type="float">
            <text:p>12,4627570184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2.9046987567" calcext:value-type="float">
            <text:p>12,904698756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4783684785" calcext:value-type="float">
            <text:p>21,4783684785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  <table:table-cell office:value-type="float" office:value="20.9480383927" calcext:value-type="float">
            <text:p>20,94803839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8.1074945522" calcext:value-type="float">
            <text:p>28,1074945522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28.1074945522" calcext:value-type="float">
            <text:p>28,10749455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4.3830672352" calcext:value-type="float">
            <text:p>34,383067235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4.2062905399" calcext:value-type="float">
            <text:p>34,206290539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8.9792613129" calcext:value-type="float">
            <text:p>38,9792613129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8.8024846176" calcext:value-type="float">
            <text:p>38,80248461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3.1335136524" calcext:value-type="float">
            <text:p>43,1335136524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3.3102903477" calcext:value-type="float">
            <text:p>43,31029034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5.4316106912" calcext:value-type="float">
            <text:p>45,4316106912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44.72450391" calcext:value-type="float">
            <text:p>44,724503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4.9012806053" calcext:value-type="float">
            <text:p>44,9012806053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5.5199990389" calcext:value-type="float">
            <text:p>45,51999903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43.487067043" calcext:value-type="float">
            <text:p>43,487067043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2.6915719141" calcext:value-type="float">
            <text:p>42,691571914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8.8908729653" calcext:value-type="float">
            <text:p>38,8908729653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9.951533137" calcext:value-type="float">
            <text:p>39,9515331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35.443727407" calcext:value-type="float">
            <text:p>35,443727407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4.1179021923" calcext:value-type="float">
            <text:p>34,11790219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7.4887761186" calcext:value-type="float">
            <text:p>27,4887761186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" calcext:value-type="float">
            <text:p>0</text:p>
          </table:table-cell>
          <table:table-cell office:value-type="float" office:value="29.2565430716" calcext:value-type="float">
            <text:p>29,25654307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2.8925820409" calcext:value-type="float">
            <text:p>22,8925820409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21.0364267403" calcext:value-type="float">
            <text:p>21,03642674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2.2859803231" calcext:value-type="float">
            <text:p>12,2859803231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4.318912319" calcext:value-type="float">
            <text:p>14,3189123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6.62912607362" calcext:value-type="float">
            <text:p>6,629126073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4.59619407771" calcext:value-type="float">
            <text:p>4,596194077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5.83363094479" calcext:value-type="float">
            <text:p>-5,833630944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.27036886299" calcext:value-type="float">
            <text:p>-3,270368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1.048543456" calcext:value-type="float">
            <text:p>-11,048543456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3.2582521472" calcext:value-type="float">
            <text:p>-13,258252147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8041936933" calcext:value-type="float">
            <text:p>-22,804193693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" calcext:value-type="float">
            <text:p>0</text:p>
          </table:table-cell>
          <table:table-cell office:value-type="float" office:value="-20.6828733497" calcext:value-type="float">
            <text:p>-20,68287334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6.6048926421" calcext:value-type="float">
            <text:p>-26,604892642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8.5494362904" calcext:value-type="float">
            <text:p>-28,549436290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5.7972807976" calcext:value-type="float">
            <text:p>-35,7972807976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33.675960454" calcext:value-type="float">
            <text:p>-33,67596045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7.5650477505" calcext:value-type="float">
            <text:p>-37,5650477505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39.3328147035" calcext:value-type="float">
            <text:p>-39,33281470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1941738242" calcext:value-type="float">
            <text:p>-44,1941738242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2.5147952188" calcext:value-type="float">
            <text:p>-42,51479521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9290087812" calcext:value-type="float">
            <text:p>-43,9290087812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5.3432223436" calcext:value-type="float">
            <text:p>-45,34322234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6.2271058201" calcext:value-type="float">
            <text:p>-46,227105820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4.8128922577" calcext:value-type="float">
            <text:p>-44,812892257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2.3380185235" calcext:value-type="float">
            <text:p>-42,338018523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3.3102903477" calcext:value-type="float">
            <text:p>-43,310290347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0.0399214847" calcext:value-type="float">
            <text:p>-40,039921484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39.1560380082" calcext:value-type="float">
            <text:p>-39,15603800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4.2062905399" calcext:value-type="float">
            <text:p>-34,206290539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5.0901740164" calcext:value-type="float">
            <text:p>-35,090174016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8.9913780286" calcext:value-type="float">
            <text:p>-28,9913780286</text:p>
          </table:table-cell>
          <table:table-cell table:number-columns-repeated="2" office:value-type="float" office:value="-0.0883883476483" calcext:value-type="float">
            <text:p>-0,0883883476</text:p>
          </table:table-cell>
          <table:table-cell office:value-type="float" office:value="-28.1074945522" calcext:value-type="float">
            <text:p>-28,10749455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3899801309" calcext:value-type="float">
            <text:p>-21,3899801309</text:p>
          </table:table-cell>
          <table:table-cell office:value-type="float" office:value="0" calcext:value-type="float">
            <text:p>0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22.5390286503" calcext:value-type="float">
            <text:p>-22,539028650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3.6118055378" calcext:value-type="float">
            <text:p>-13,611805537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12.816310409" calcext:value-type="float">
            <text:p>-12,81631040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21491251125" calcext:value-type="float">
            <text:p>-5,214912511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6.09879598773" calcext:value-type="float">
            <text:p>-6,098795987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425233947" calcext:value-type="float">
            <text:p>4,154252339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4.77297077301" calcext:value-type="float">
            <text:p>4,77297077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859803231" calcext:value-type="float">
            <text:p>12,2859803231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1.5788735419" calcext:value-type="float">
            <text:p>11,57887354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8319218691" calcext:value-type="float">
            <text:p>21,831921869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22.2738636074" calcext:value-type="float">
            <text:p>22,273863607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236110757" calcext:value-type="float">
            <text:p>27,223611075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26.7816693374" calcext:value-type="float">
            <text:p>26,78166933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5.0901740164" calcext:value-type="float">
            <text:p>35,090174016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" calcext:value-type="float">
            <text:p>0</text:p>
          </table:table-cell>
          <table:table-cell office:value-type="float" office:value="35.5321157546" calcext:value-type="float">
            <text:p>35,532115754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8.0069894888" calcext:value-type="float">
            <text:p>38,006989488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37.2998827076" calcext:value-type="float">
            <text:p>37,29988270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4.3709505195" calcext:value-type="float">
            <text:p>44,3709505195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44.6361155624" calcext:value-type="float">
            <text:p>44,6361155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3.487067043" calcext:value-type="float">
            <text:p>43,48706704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43.3986786953" calcext:value-type="float">
            <text:p>43,398678695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6.9342126013" calcext:value-type="float">
            <text:p>46,9342126013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46.8458242536" calcext:value-type="float">
            <text:p>46,84582425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1.1005816565" calcext:value-type="float">
            <text:p>41,100581656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41.3657466994" calcext:value-type="float">
            <text:p>41,365746699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1.6309117424" calcext:value-type="float">
            <text:p>41,6309117424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41.2773583518" calcext:value-type="float">
            <text:p>41,27735835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2.173358544" calcext:value-type="float">
            <text:p>32,173358544</text:p>
          </table:table-cell>
          <table:table-cell office:value-type="float" office:value="0" calcext:value-type="float">
            <text:p>0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32.7920769775" calcext:value-type="float">
            <text:p>32,79207697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1.1126983722" calcext:value-type="float">
            <text:p>31,112698372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30.670756634" calcext:value-type="float">
            <text:p>30,67075663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1802714397" calcext:value-type="float">
            <text:p>19,1802714397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19.7106015256" calcext:value-type="float">
            <text:p>19,710601525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9099025767" calcext:value-type="float">
            <text:p>15,909902576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15.7331258814" calcext:value-type="float">
            <text:p>15,73312588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3.09359216769" calcext:value-type="float">
            <text:p>3,09359216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1.67937860532" calcext:value-type="float">
            <text:p>-1,67937860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376307526" calcext:value-type="float">
            <text:p>-14,937630752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14.9376307526" calcext:value-type="float">
            <text:p>-14,93763075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57048135" calcext:value-type="float">
            <text:p>-19,35704813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8.9151063967" calcext:value-type="float">
            <text:p>-18,915106396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9.8752615051" calcext:value-type="float">
            <text:p>-29,8752615051</text:p>
          </table:table-cell>
          <table:table-cell table:number-columns-repeated="2" office:value-type="float" office:value="-0.265165042945" calcext:value-type="float">
            <text:p>-0,2651650429</text:p>
          </table:table-cell>
          <table:table-cell office:value-type="float" office:value="-30.2288148957" calcext:value-type="float">
            <text:p>-30,22881489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2.5269119346" calcext:value-type="float">
            <text:p>-32,526911934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1.908193501" calcext:value-type="float">
            <text:p>-31,9081935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0.4818632229" calcext:value-type="float">
            <text:p>-40,48186322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41.0121933088" calcext:value-type="float">
            <text:p>-41,012193308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1.5425233947" calcext:value-type="float">
            <text:p>-41,5425233947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0.8354166135" calcext:value-type="float">
            <text:p>-40,835416613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6.3154941677" calcext:value-type="float">
            <text:p>-46,315494167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46.9342126013" calcext:value-type="float">
            <text:p>-46,93421260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9290087812" calcext:value-type="float">
            <text:p>-43,929008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43.221902" calcext:value-type="float">
            <text:p>-43,2219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3709505195" calcext:value-type="float">
            <text:p>-44,3709505195</text:p>
          </table:table-cell>
          <table:table-cell office:value-type="float" office:value="0" calcext:value-type="float">
            <text:p>0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44.72450391" calcext:value-type="float">
            <text:p>-44,7245039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8.0953778364" calcext:value-type="float">
            <text:p>-38,095377836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-37.9186011411" calcext:value-type="float">
            <text:p>-37,91860114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5.8856691452" calcext:value-type="float">
            <text:p>-35,885669145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36.1508341882" calcext:value-type="float">
            <text:p>-36,150834188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7.6655528139" calcext:value-type="float">
            <text:p>-27,665552813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-27.2236110757" calcext:value-type="float">
            <text:p>-27,22361107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5390286503" calcext:value-type="float">
            <text:p>-22,539028650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.5632620818" calcext:value-type="float">
            <text:p>2,5632620818</text:p>
          </table:table-cell>
          <table:table-cell office:value-type="float" office:value="-23.2461354315" calcext:value-type="float">
            <text:p>-23,24613543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9930871043" calcext:value-type="float">
            <text:p>-12,993087104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-12.1092036278" calcext:value-type="float">
            <text:p>-12,10920362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39168920655" calcext:value-type="float">
            <text:p>-5,391689206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.91681547239" calcext:value-type="float">
            <text:p>2,9168154724</text:p>
          </table:table-cell>
          <table:table-cell office:value-type="float" office:value="-6.89429111657" calcext:value-type="float">
            <text:p>-6,894291116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425233947" calcext:value-type="float">
            <text:p>4,154252339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.00520382004" calcext:value-type="float">
            <text:p>-3,00520382</text:p>
          </table:table-cell>
          <table:table-cell office:value-type="float" office:value="5.4800775542" calcext:value-type="float">
            <text:p>5,480077554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3.09359216769" calcext:value-type="float">
            <text:p>3,0935921677</text:p>
          </table:table-cell>
          <table:table-cell office:value-type="float" office:value="11.048543456" calcext:value-type="float">
            <text:p>11,0485434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650045" calcext:value-type="float">
            <text:p>20,85965004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.09359216769" calcext:value-type="float">
            <text:p>-3,0935921677</text:p>
          </table:table-cell>
          <table:table-cell office:value-type="float" office:value="22.5390286503" calcext:value-type="float">
            <text:p>22,539028650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958828998" calcext:value-type="float">
            <text:p>28,195882899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.09359216769" calcext:value-type="float">
            <text:p>3,0935921677</text:p>
          </table:table-cell>
          <table:table-cell office:value-type="float" office:value="26.6048926421" calcext:value-type="float">
            <text:p>26,60489264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95138446" calcext:value-type="float">
            <text:p>34,029513844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.00520382004" calcext:value-type="float">
            <text:p>-3,00520382</text:p>
          </table:table-cell>
          <table:table-cell office:value-type="float" office:value="35.5321157546" calcext:value-type="float">
            <text:p>35,53211575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560380082" calcext:value-type="float">
            <text:p>39,156038008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2.91681547239" calcext:value-type="float">
            <text:p>2,9168154724</text:p>
          </table:table-cell>
          <table:table-cell office:value-type="float" office:value="37.6534360982" calcext:value-type="float">
            <text:p>37,653436098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35136524" calcext:value-type="float">
            <text:p>43,133513652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44.1057854765" calcext:value-type="float">
            <text:p>44,105785476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89668953" calcext:value-type="float">
            <text:p>44,989668953</text:p>
          </table:table-cell>
          <table:table-cell office:value-type="float" office:value="0" calcext:value-type="float">
            <text:p>0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43.8406204336" calcext:value-type="float">
            <text:p>43,840620433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6.8700576851" calcext:value-type="float">
            <text:p>26,870057685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5.0780573006" calcext:value-type="float">
            <text:p>45,07805730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2.5632620818" calcext:value-type="float">
            <text:p>-2,5632620818</text:p>
          </table:table-cell>
          <table:table-cell office:value-type="float" office:value="46.4038825154" calcext:value-type="float">
            <text:p>46,403882515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35136524" calcext:value-type="float">
            <text:p>43,133513652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41.8076884377" calcext:value-type="float">
            <text:p>41,807688437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560380082" calcext:value-type="float">
            <text:p>39,1560380082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2.20970869121" calcext:value-type="float">
            <text:p>-2,2097086912</text:p>
          </table:table-cell>
          <table:table-cell office:value-type="float" office:value="40.8354166135" calcext:value-type="float">
            <text:p>40,835416613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5.0901740164" calcext:value-type="float">
            <text:p>35,090174016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33.2340187158" calcext:value-type="float">
            <text:p>33,23401871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8.1958828998" calcext:value-type="float">
            <text:p>28,1958828998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30.2288148957" calcext:value-type="float">
            <text:p>30,228814895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1854752597" calcext:value-type="float">
            <text:p>22,185475259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20.2409316115" calcext:value-type="float">
            <text:p>20,24093161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9046987567" calcext:value-type="float">
            <text:p>12,904698756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15.2911841432" calcext:value-type="float">
            <text:p>15,291184143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3363094479" calcext:value-type="float">
            <text:p>5,8336309448</text:p>
          </table:table-cell>
          <table:table-cell office:value-type="float" office:value="0" calcext:value-type="float">
            <text:p>0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3.80069894888" calcext:value-type="float">
            <text:p>3,800698948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297077301" calcext:value-type="float">
            <text:p>-4,77297077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-2.5632620818" calcext:value-type="float">
            <text:p>-2,56326208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440385849" calcext:value-type="float">
            <text:p>-11,8440385849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13.8769705808" calcext:value-type="float">
            <text:p>-13,876970580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9203102168" calcext:value-type="float">
            <text:p>-21,920310216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-20.1525432638" calcext:value-type="float">
            <text:p>-20,15254326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5771644663" calcext:value-type="float">
            <text:p>-27,5771644663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-28.8146013334" calcext:value-type="float">
            <text:p>-28,814601333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598439305" calcext:value-type="float">
            <text:p>-34,559843930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-33.4991837587" calcext:value-type="float">
            <text:p>-33,49918375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257079223" calcext:value-type="float">
            <text:p>-38,625707922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39.2444263559" calcext:value-type="float">
            <text:p>-39,24442635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1335136524" calcext:value-type="float">
            <text:p>-43,1335136524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42.6915719141" calcext:value-type="float">
            <text:p>-42,69157191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89668953" calcext:value-type="float">
            <text:p>-44,989668953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45.0780573006" calcext:value-type="float">
            <text:p>-45,078057300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780573006" calcext:value-type="float">
            <text:p>-45,0780573006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4.989668953" calcext:value-type="float">
            <text:p>-44,98966895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1335136524" calcext:value-type="float">
            <text:p>-43,1335136524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43.0451253047" calcext:value-type="float">
            <text:p>-43,045125304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444263559" calcext:value-type="float">
            <text:p>-39,24442635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39.5979797464" calcext:value-type="float">
            <text:p>-39,597979746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901740164" calcext:value-type="float">
            <text:p>-35,0901740164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34.4714555828" calcext:value-type="float">
            <text:p>-34,471455582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1958828998" calcext:value-type="float">
            <text:p>-28,195882899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28.902989681" calcext:value-type="float">
            <text:p>-28,90298968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738636074" calcext:value-type="float">
            <text:p>-22,2738636074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21.5667568262" calcext:value-type="float">
            <text:p>-21,566756826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3.081475452" calcext:value-type="float">
            <text:p>-13,081475452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13.9653589284" calcext:value-type="float">
            <text:p>-13,965358928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5.03813581595" calcext:value-type="float">
            <text:p>-5,0381358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.50780573006" calcext:value-type="float">
            <text:p>4,5078057301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3.71231060123" calcext:value-type="float">
            <text:p>3,71231060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208152802" calcext:value-type="float">
            <text:p>12,020815280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12.6395337137" calcext:value-type="float">
            <text:p>12,639533713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7435335215" calcext:value-type="float">
            <text:p>21,743533521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21.2132034356" calcext:value-type="float">
            <text:p>21,21320343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7.400387771" calcext:value-type="float">
            <text:p>27,400387771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7.6655528139" calcext:value-type="float">
            <text:p>27,66555281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4.7366206258" calcext:value-type="float">
            <text:p>34,736620625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34.6482322781" calcext:value-type="float">
            <text:p>34,648232278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8.0953778364" calcext:value-type="float">
            <text:p>38,0953778364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38.1837661841" calcext:value-type="float">
            <text:p>38,183766184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3.7522320859" calcext:value-type="float">
            <text:p>43,752232085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43.7522320859" calcext:value-type="float">
            <text:p>43,75223208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4.3709505195" calcext:value-type="float">
            <text:p>44,370950519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44.1057854765" calcext:value-type="float">
            <text:p>44,10578547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5.7851640818" calcext:value-type="float">
            <text:p>45,785164081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46.1387174724" calcext:value-type="float">
            <text:p>46,13871747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2.1612418282" calcext:value-type="float">
            <text:p>42,161241828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41.984465133" calcext:value-type="float">
            <text:p>41,9844651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0.21669818" calcext:value-type="float">
            <text:p>40,21669818</text:p>
          </table:table-cell>
          <table:table-cell office:value-type="float" office:value="0" calcext:value-type="float">
            <text:p>0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40.5702515706" calcext:value-type="float">
            <text:p>40,570251570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3.7643488017" calcext:value-type="float">
            <text:p>33,764348801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33.5875721064" calcext:value-type="float">
            <text:p>33,587572106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9.4333197669" calcext:value-type="float">
            <text:p>29,4333197669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9.7868731575" calcext:value-type="float">
            <text:p>29,786873157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0.6828733497" calcext:value-type="float">
            <text:p>20,682873349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20.5060966544" calcext:value-type="float">
            <text:p>20,506096654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8492424049" calcext:value-type="float">
            <text:p>14,849242404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15.1144074479" calcext:value-type="float">
            <text:p>15,114407447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.88908729653" calcext:value-type="float">
            <text:p>3,889087296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.47487373415" calcext:value-type="float">
            <text:p>-2,474873734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294967295" calcext:value-type="float">
            <text:p>4294967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14.2305239714" calcext:value-type="float">
            <text:p>-14,2305239714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4.1421356237" calcext:value-type="float">
            <text:p>-14,14213562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454364826" calcext:value-type="float">
            <text:p>-19,445436482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9.5338248303" calcext:value-type="float">
            <text:p>-19,533824830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636498528" calcext:value-type="float">
            <text:p>-29,963649852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29.6100964622" calcext:value-type="float">
            <text:p>-29,61009646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173358544" calcext:value-type="float">
            <text:p>-32,17335854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2.3501352393" calcext:value-type="float">
            <text:p>-32,350135239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8354166135" calcext:value-type="float">
            <text:p>-40,835416613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0.5702515706" calcext:value-type="float">
            <text:p>-40,57025157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0121933088" calcext:value-type="float">
            <text:p>-41,0121933088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1.2773583518" calcext:value-type="float">
            <text:p>-41,27735835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6690475583" calcext:value-type="float">
            <text:p>-46,6690475583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" calcext:value-type="float">
            <text:p>0</text:p>
          </table:table-cell>
          <table:table-cell office:value-type="float" office:value="-46.5806592107" calcext:value-type="float">
            <text:p>-46,58065921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754553906" calcext:value-type="float">
            <text:p>-43,57545539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3.3986786953" calcext:value-type="float">
            <text:p>-43,398678695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4593388671" calcext:value-type="float">
            <text:p>-44,4593388671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" calcext:value-type="float">
            <text:p>0</text:p>
          </table:table-cell>
          <table:table-cell office:value-type="float" office:value="-44.72450391" calcext:value-type="float">
            <text:p>-44,7245039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8.0953778364" calcext:value-type="float">
            <text:p>-38,0953778364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7.8302127935" calcext:value-type="float">
            <text:p>-37,830212793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36.0624458405" calcext:value-type="float">
            <text:p>-36,0624458405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36.2392225358" calcext:value-type="float">
            <text:p>-36,23922253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7.400387771" calcext:value-type="float">
            <text:p>-27,40038777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7.2236110757" calcext:value-type="float">
            <text:p>-27,223611075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3.0693587362" calcext:value-type="float">
            <text:p>-23,069358736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23.1577470839" calcext:value-type="float">
            <text:p>-23,15774708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2859803231" calcext:value-type="float">
            <text:p>-12,285980323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12.4627570184" calcext:value-type="float">
            <text:p>-12,462757018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6.45234937833" calcext:value-type="float">
            <text:p>-6,452349378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6.45234937833" calcext:value-type="float">
            <text:p>-6,452349378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5.1265241636" calcext:value-type="float">
            <text:p>5,126524163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5.03813581595" calcext:value-type="float">
            <text:p>5,0381358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72618896" calcext:value-type="float">
            <text:p>11,667261889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" calcext:value-type="float">
            <text:p>0</text:p>
          </table:table-cell>
          <table:table-cell office:value-type="float" office:value="11.4020968466" calcext:value-type="float">
            <text:p>11,402096846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0086985644" calcext:value-type="float">
            <text:p>22,0086985644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22.362251955" calcext:value-type="float">
            <text:p>22,3622519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7.2236110757" calcext:value-type="float">
            <text:p>27,223611075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26.6048926421" calcext:value-type="float">
            <text:p>26,60489264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4.7366206258" calcext:value-type="float">
            <text:p>34,736620625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35.6205041023" calcext:value-type="float">
            <text:p>35,620504102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8.6257079223" calcext:value-type="float">
            <text:p>38,625707922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7.2998827076" calcext:value-type="float">
            <text:p>37,299882707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3.221902" calcext:value-type="float">
            <text:p>43,221902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44.5477272148" calcext:value-type="float">
            <text:p>44,547727214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4.989668953" calcext:value-type="float">
            <text:p>44,989668953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" calcext:value-type="float">
            <text:p>0</text:p>
          </table:table-cell>
          <table:table-cell office:value-type="float" office:value="43.3986786953" calcext:value-type="float">
            <text:p>43,39867869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5.0780573006" calcext:value-type="float">
            <text:p>45,0780573006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6.8458242536" calcext:value-type="float">
            <text:p>46,845824253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5.4558441227" calcext:value-type="float">
            <text:p>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3.1335136524" calcext:value-type="float">
            <text:p>43,1335136524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1.3657466994" calcext:value-type="float">
            <text:p>41,365746699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9.0676496606" calcext:value-type="float">
            <text:p>39,0676496606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41.2773583518" calcext:value-type="float">
            <text:p>41,27735835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5.178562364" calcext:value-type="float">
            <text:p>35,178562364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2.7920769775" calcext:value-type="float">
            <text:p>32,792076977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7.9307178569" calcext:value-type="float">
            <text:p>27,9307178569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0.5823682863" calcext:value-type="float">
            <text:p>30,582368286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9.7106015256" calcext:value-type="float">
            <text:p>19,71060152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5511453661" calcext:value-type="float">
            <text:p>12,5511453661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5.7331258814" calcext:value-type="float">
            <text:p>15,73312588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6.36396103068" calcext:value-type="float">
            <text:p>6,3639610307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" calcext:value-type="float">
            <text:p>0</text:p>
          </table:table-cell>
          <table:table-cell office:value-type="float" office:value="3.27036886299" calcext:value-type="float">
            <text:p>3,27036886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33008589" calcext:value-type="float">
            <text:p>-5,3033008589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.85615530061" calcext:value-type="float">
            <text:p>-1,85615530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904851943" calcext:value-type="float">
            <text:p>-11,4904851943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4.584077362" calcext:value-type="float">
            <text:p>-14,5840773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738636074" calcext:value-type="float">
            <text:p>-22,273863607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19.091883092" calcext:value-type="float">
            <text:p>-19,09188309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9584460327" calcext:value-type="float">
            <text:p>-26,9584460327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0.1404265481" calcext:value-type="float">
            <text:p>-30,14042654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5.0901740164" calcext:value-type="float">
            <text:p>-35,0901740164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31.908193501" calcext:value-type="float">
            <text:p>-31,9081935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8.1837661841" calcext:value-type="float">
            <text:p>-38,1837661841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0" calcext:value-type="float">
            <text:p>0</text:p>
          </table:table-cell>
          <table:table-cell office:value-type="float" office:value="-41.1005816565" calcext:value-type="float">
            <text:p>-41,100581656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5754553906" calcext:value-type="float">
            <text:p>-43,5754553906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0.6586399182" calcext:value-type="float">
            <text:p>-40,658639918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4.72450391" calcext:value-type="float">
            <text:p>-44,72450391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47.1993776442" calcext:value-type="float">
            <text:p>-47,199377644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5.1664456483" calcext:value-type="float">
            <text:p>-45,1664456483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42.8683486094" calcext:value-type="float">
            <text:p>-42,868348609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1335136524" calcext:value-type="float">
            <text:p>-43,1335136524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45.1664456483" calcext:value-type="float">
            <text:p>-45,166445648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9.0676496606" calcext:value-type="float">
            <text:p>-39,0676496606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37.4766594029" calcext:value-type="float">
            <text:p>-37,476659402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5.178562364" calcext:value-type="float">
            <text:p>-35,178562364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36.5043875788" calcext:value-type="float">
            <text:p>-36,50438757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1074945522" calcext:value-type="float">
            <text:p>-28,1074945522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27.0468343804" calcext:value-type="float">
            <text:p>-27,046834380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4506403027" calcext:value-type="float">
            <text:p>-22,4506403027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23.2461354315" calcext:value-type="float">
            <text:p>-23,24613543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9930871043" calcext:value-type="float">
            <text:p>-12,9930871043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12.3743686708" calcext:value-type="float">
            <text:p>-12,374368670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5.83363094479" calcext:value-type="float">
            <text:p>-5,8336309448</text:p>
          </table:table-cell>
          <table:table-cell office:value-type="float" office:value="-1.76776695297" calcext:value-type="float">
            <text:p>-1,767766953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6.36396103068" calcext:value-type="float">
            <text:p>-6,363961030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59619407771" calcext:value-type="float">
            <text:p>4,5961940777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4.94974746831" calcext:value-type="float">
            <text:p>4,949747468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92036278" calcext:value-type="float">
            <text:p>12,1092036278</text:p>
          </table:table-cell>
          <table:table-cell office:value-type="float" office:value="-1.67937860532" calcext:value-type="float">
            <text:p>-1,6793786053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11.6672618896" calcext:value-type="float">
            <text:p>11,667261889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51451738" calcext:value-type="float">
            <text:p>21,6551451738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22.0970869121" calcext:value-type="float">
            <text:p>22,09708691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7.9307178569" calcext:value-type="float">
            <text:p>27,9307178569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27.0468343804" calcext:value-type="float">
            <text:p>27,04683438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4.2062905399" calcext:value-type="float">
            <text:p>34,2062905399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35.178562364" calcext:value-type="float">
            <text:p>35,17856236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9.0676496606" calcext:value-type="float">
            <text:p>39,0676496606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37.7418244458" calcext:value-type="float">
            <text:p>37,7418244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8683486094" calcext:value-type="float">
            <text:p>42,8683486094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44.1057854765" calcext:value-type="float">
            <text:p>44,105785476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5.2548339959" calcext:value-type="float">
            <text:p>45,254833995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43.8406204336" calcext:value-type="float">
            <text:p>43,84062043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5.0780573006" calcext:value-type="float">
            <text:p>45,078057300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46.3154941677" calcext:value-type="float">
            <text:p>46,315494167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9567369571" calcext:value-type="float">
            <text:p>42,9567369571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41.8960767853" calcext:value-type="float">
            <text:p>41,89607678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9.5095913988" calcext:value-type="float">
            <text:p>39,5095913988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40.4818632229" calcext:value-type="float">
            <text:p>40,481863222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4.5598439305" calcext:value-type="float">
            <text:p>34,5598439305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33.675960454" calcext:value-type="float">
            <text:p>33,6759604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8.902989681" calcext:value-type="float">
            <text:p>28,902989681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29.3449314192" calcext:value-type="float">
            <text:p>29,344931419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0364267403" calcext:value-type="float">
            <text:p>21,036426740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21.1248150879" calcext:value-type="float">
            <text:p>21,124815087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318912319" calcext:value-type="float">
            <text:p>14,31891231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3.9653589284" calcext:value-type="float">
            <text:p>13,96535892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4.94974746831" calcext:value-type="float">
            <text:p>4,94974746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00387771" calcext:value-type="float">
            <text:p>-2,7400387771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3.80069894888" calcext:value-type="float">
            <text:p>-3,800698948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073006667" calcext:value-type="float">
            <text:p>-14,4073006667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2.9046987567" calcext:value-type="float">
            <text:p>-12,904698756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222131779" calcext:value-type="float">
            <text:p>-19,6222131779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21.2132034356" calcext:value-type="float">
            <text:p>-21,213203435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0.0520382004" calcext:value-type="float">
            <text:p>-30,0520382004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28.0191062045" calcext:value-type="float">
            <text:p>-28,01910620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2.4385235869" calcext:value-type="float">
            <text:p>-32,4385235869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34.3830672352" calcext:value-type="float">
            <text:p>-34,383067235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0.9238049612" calcext:value-type="float">
            <text:p>-40,9238049612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38.6257079223" calcext:value-type="float">
            <text:p>-38,62570792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1.0121933088" calcext:value-type="float">
            <text:p>-41,0121933088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3.3986786953" calcext:value-type="float">
            <text:p>-43,398678695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9.6984848098" calcext:value-type="float">
            <text:p>-29,69848480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7.1993776442" calcext:value-type="float">
            <text:p>-47,199377644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4.3709505195" calcext:value-type="float">
            <text:p>-44,37095051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31.1126983722" calcext:value-type="float">
            <text:p>-31,112698372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221902" calcext:value-type="float">
            <text:p>-43,22190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45.6967757342" calcext:value-type="float">
            <text:p>-45,6967757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9.6984848098" calcext:value-type="float">
            <text:p>-29,69848480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4.8128922577" calcext:value-type="float">
            <text:p>-44,8128922577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2.3380185235" calcext:value-type="float">
            <text:p>-42,33801852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8.2842712475" calcext:value-type="float">
            <text:p>-28,284271247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7.7418244458" calcext:value-type="float">
            <text:p>-37,741824445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0" calcext:value-type="float">
            <text:p>0</text:p>
          </table:table-cell>
          <table:table-cell office:value-type="float" office:value="-40.0399214847" calcext:value-type="float">
            <text:p>-40,03992148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5.9740574929" calcext:value-type="float">
            <text:p>-35,974057492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33.941125497" calcext:value-type="float">
            <text:p>-33,94112549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7.135222728" calcext:value-type="float">
            <text:p>-27,135222728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29.1681547239" calcext:value-type="float">
            <text:p>-29,168154723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506403027" calcext:value-type="float">
            <text:p>-22,4506403027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0.9480383927" calcext:value-type="float">
            <text:p>-20,94803839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2859803231" calcext:value-type="float">
            <text:p>-12,285980323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4.2305239714" calcext:value-type="float">
            <text:p>-14,23052397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5.92201929244" calcext:value-type="float">
            <text:p>-5,9220192924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4.41941738242" calcext:value-type="float">
            <text:p>-4,41941738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5.1265241636" calcext:value-type="float">
            <text:p>5,1265241636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.44714555828" calcext:value-type="float">
            <text:p>3,447145558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1092036278" calcext:value-type="float">
            <text:p>12,1092036278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3.4350288425" calcext:value-type="float">
            <text:p>13,43502884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1854752597" calcext:value-type="float">
            <text:p>22,1854752597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0" calcext:value-type="float">
            <text:p>0</text:p>
          </table:table-cell>
          <table:table-cell office:value-type="float" office:value="20.6828733497" calcext:value-type="float">
            <text:p>20,682873349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7.400387771" calcext:value-type="float">
            <text:p>27,40038777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28.6378246381" calcext:value-type="float">
            <text:p>28,63782463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5.0901740164" calcext:value-type="float">
            <text:p>35,090174016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33.675960454" calcext:value-type="float">
            <text:p>33,67596045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8.448931227" calcext:value-type="float">
            <text:p>38,44893122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39.5095913988" calcext:value-type="float">
            <text:p>39,509591398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3.7522320859" calcext:value-type="float">
            <text:p>43,7522320859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2.4264068712" calcext:value-type="float">
            <text:p>42,42640687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4.1941738242" calcext:value-type="float">
            <text:p>44,194173824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45.6967757342" calcext:value-type="float">
            <text:p>45,696775734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5.9619407771" calcext:value-type="float">
            <text:p>45,961940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593388671" calcext:value-type="float">
            <text:p>44,459338867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2.3380185235" calcext:value-type="float">
            <text:p>42,338018523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3.6638437383" calcext:value-type="float">
            <text:p>43,66384373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9.951533137" calcext:value-type="float">
            <text:p>39,95153313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38.6257079223" calcext:value-type="float">
            <text:p>38,62570792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34.1179021923" calcext:value-type="float">
            <text:p>34,117902192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5.2669507117" calcext:value-type="float">
            <text:p>35,26695071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8.7262129857" calcext:value-type="float">
            <text:p>28,726212985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27.6655528139" calcext:value-type="float">
            <text:p>27,665552813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3015917832" calcext:value-type="float">
            <text:p>21,301591783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22.5390286503" calcext:value-type="float">
            <text:p>22,539028650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3.2582521472" calcext:value-type="float">
            <text:p>13,2582521472</text:p>
          </table:table-cell>
          <table:table-cell office:value-type="float" office:value="0" calcext:value-type="float">
            <text:p>0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12.3743686708" calcext:value-type="float">
            <text:p>12,37436867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4.94974746831" calcext:value-type="float">
            <text:p>4,949747468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6.27557268303" calcext:value-type="float">
            <text:p>6,27557268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941738242" calcext:value-type="float">
            <text:p>-4,419417382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5.39168920655" calcext:value-type="float">
            <text:p>-5,391689206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16310409" calcext:value-type="float">
            <text:p>-12,816310409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11.4020968466" calcext:value-type="float">
            <text:p>-11,402096846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6551451738" calcext:value-type="float">
            <text:p>-21,655145173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22.9809703886" calcext:value-type="float">
            <text:p>-22,980970388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191062045" calcext:value-type="float">
            <text:p>-28,019106204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26.3397275992" calcext:value-type="float">
            <text:p>-26,339727599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482322781" calcext:value-type="float">
            <text:p>-34,6482322781</text:p>
          </table:table-cell>
          <table:table-cell office:value-type="float" office:value="0" calcext:value-type="float">
            <text:p>0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6.1508341882" calcext:value-type="float">
            <text:p>-36,150834188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5373195747" calcext:value-type="float">
            <text:p>-38,5373195747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36.946329317" calcext:value-type="float">
            <text:p>-36,94632931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754553906" calcext:value-type="float">
            <text:p>-43,575455390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45.0780573006" calcext:value-type="float">
            <text:p>-45,078057300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709505195" calcext:value-type="float">
            <text:p>-44,370950519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2.7799602618" calcext:value-type="float">
            <text:p>-42,77996026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735524295" calcext:value-type="float">
            <text:p>-45,8735524295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-47.3761543395" calcext:value-type="float">
            <text:p>-47,376154339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0728534806" calcext:value-type="float">
            <text:p>-42,0728534806</text:p>
          </table:table-cell>
          <table:table-cell table:number-columns-repeated="2" office:value-type="float" office:value="0.707106781187" calcext:value-type="float">
            <text:p>0,7071067812</text:p>
          </table:table-cell>
          <table:table-cell office:value-type="float" office:value="-40.7470282659" calcext:value-type="float">
            <text:p>-40,74702826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934748753" calcext:value-type="float">
            <text:p>-40,39347487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1.5425233947" calcext:value-type="float">
            <text:p>-41,54252339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4991837587" calcext:value-type="float">
            <text:p>-33,4991837587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32.4385235869" calcext:value-type="float">
            <text:p>-32,438523586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6984848098" calcext:value-type="float">
            <text:p>-29,6984848098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0.670756634" calcext:value-type="float">
            <text:p>-30,6707566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293199591" calcext:value-type="float">
            <text:p>-20,3293199591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19.5338248303" calcext:value-type="float">
            <text:p>-19,533824830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4.6724657096" calcext:value-type="float">
            <text:p>-14,6724657096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15.5563491861" calcext:value-type="float">
            <text:p>-15,556349186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3553390593" calcext:value-type="float">
            <text:p>-3,5355339059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3.18198051534" calcext:value-type="float">
            <text:p>-3,181980515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0387771" calcext:value-type="float">
            <text:p>2,7400387771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.29809703886" calcext:value-type="float">
            <text:p>2,298097038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956890143" calcext:value-type="float">
            <text:p>14,4956890143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14.4956890143" calcext:value-type="float">
            <text:p>14,495689014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54364826" calcext:value-type="float">
            <text:p>19,445436482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19.7106015256" calcext:value-type="float">
            <text:p>19,710601525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288148957" calcext:value-type="float">
            <text:p>30,2288148957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29.5217081145" calcext:value-type="float">
            <text:p>29,52170811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2.3501352393" calcext:value-type="float">
            <text:p>32,3501352393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32.8804653252" calcext:value-type="float">
            <text:p>32,88046532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1.1889700041" calcext:value-type="float">
            <text:p>41,1889700041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0.21669818" calcext:value-type="float">
            <text:p>40,216698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0.8354166135" calcext:value-type="float">
            <text:p>40,8354166135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1.8076884377" calcext:value-type="float">
            <text:p>41,807688437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7.3761543395" calcext:value-type="float">
            <text:p>47,3761543395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0" calcext:value-type="float">
            <text:p>0</text:p>
          </table:table-cell>
          <table:table-cell office:value-type="float" office:value="46.2271058201" calcext:value-type="float">
            <text:p>46,22710582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2.8683486094" calcext:value-type="float">
            <text:p>42,8683486094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44.0173971289" calcext:value-type="float">
            <text:p>44,017397128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45.5199990389" calcext:value-type="float">
            <text:p>45,519999038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44.0173971289" calcext:value-type="float">
            <text:p>44,01739712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6.946329317" calcext:value-type="float">
            <text:p>36,946329317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38.6257079223" calcext:value-type="float">
            <text:p>38,62570792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7.2114943599" calcext:value-type="float">
            <text:p>37,211494359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35.2669507117" calcext:value-type="float">
            <text:p>35,266950711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5.7210091657" calcext:value-type="float">
            <text:p>25,7210091657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27.9307178569" calcext:value-type="float">
            <text:p>27,930717856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2184072556" calcext:value-type="float">
            <text:p>24,218407255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22.1854752597" calcext:value-type="float">
            <text:p>22,185475259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0.8717667607" calcext:value-type="float">
            <text:p>10,8717667607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13.081475452" calcext:value-type="float">
            <text:p>13,0814754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7.51300955011" calcext:value-type="float">
            <text:p>7,5130095501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5.4800775542" calcext:value-type="float">
            <text:p>5,480077554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4073772598" calcext:value-type="float">
            <text:p>-6,54073772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.24264068712" calcext:value-type="float">
            <text:p>-4,242640687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949900654" calcext:value-type="float">
            <text:p>-10,6949900654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12.7279220614" calcext:value-type="float">
            <text:p>-12,72792206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3345237792" calcext:value-type="float">
            <text:p>-23,334523779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21.1248150879" calcext:value-type="float">
            <text:p>-21,124815087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397275992" calcext:value-type="float">
            <text:p>-26,3397275992</text:p>
          </table:table-cell>
          <table:table-cell office:value-type="float" office:value="0.441941738242" calcext:value-type="float">
            <text:p>0,4419417382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8.2842712475" calcext:value-type="float">
            <text:p>-28,284271247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8856691452" calcext:value-type="float">
            <text:p>-35,8856691452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33.8527371493" calcext:value-type="float">
            <text:p>-33,852737149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3882710552" calcext:value-type="float">
            <text:p>-37,388271055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9.1560380082" calcext:value-type="float">
            <text:p>-39,156038008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173971289" calcext:value-type="float">
            <text:p>-44,0173971289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2.7799602618" calcext:value-type="float">
            <text:p>-42,77996026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1057854765" calcext:value-type="float">
            <text:p>-44,105785476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44.9012806053" calcext:value-type="float">
            <text:p>-44,901280605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6.1387174724" calcext:value-type="float">
            <text:p>-46,1387174724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45.3432223436" calcext:value-type="float">
            <text:p>-45,343222343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2.1612418282" calcext:value-type="float">
            <text:p>-42,161241828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42.5147952188" calcext:value-type="float">
            <text:p>-42,514795218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0.1283098323" calcext:value-type="float">
            <text:p>-40,1283098323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40.0399214847" calcext:value-type="float">
            <text:p>-40,039921484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3.8527371493" calcext:value-type="float">
            <text:p>-33,852737149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-33.7643488017" calcext:value-type="float">
            <text:p>-33,76434880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9.2565430716" calcext:value-type="float">
            <text:p>-29,2565430716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29.5217081145" calcext:value-type="float">
            <text:p>-29,521708114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0.859650045" calcext:value-type="float">
            <text:p>-20,85965004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20.6828733497" calcext:value-type="float">
            <text:p>-20,682873349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4.318912319" calcext:value-type="float">
            <text:p>-14,31891231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4.6724657096" calcext:value-type="float">
            <text:p>-14,672465709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3.97747564417" calcext:value-type="float">
            <text:p>-3,97747564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875721064" calcext:value-type="float">
            <text:p>3,3587572106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2.7400387771" calcext:value-type="float">
            <text:p>2,740038777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118055378" calcext:value-type="float">
            <text:p>13,6118055378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13.8769705808" calcext:value-type="float">
            <text:p>13,876970580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4177083068" calcext:value-type="float">
            <text:p>20,4177083068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19.9757665685" calcext:value-type="float">
            <text:p>19,975766568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2989681" calcext:value-type="float">
            <text:p>28,902989681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29.2565430716" calcext:value-type="float">
            <text:p>29,25654307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91837587" calcext:value-type="float">
            <text:p>33,4991837587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32.8804653252" calcext:value-type="float">
            <text:p>32,880465325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9.7747564417" calcext:value-type="float">
            <text:p>39,774756441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40.3050865276" calcext:value-type="float">
            <text:p>40,305086527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2496301759" calcext:value-type="float">
            <text:p>42,2496301759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41.4541350471" calcext:value-type="float">
            <text:p>41,454135047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5.7851640818" calcext:value-type="float">
            <text:p>45,7851640818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46.492270863" calcext:value-type="float">
            <text:p>46,49227086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4.6361155624" calcext:value-type="float">
            <text:p>44,636115562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43.7522320859" calcext:value-type="float">
            <text:p>43,75223208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86786953" calcext:value-type="float">
            <text:p>43,398678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44.2825621718" calcext:value-type="float">
            <text:p>44,28256217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328147035" calcext:value-type="float">
            <text:p>39,332814703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38.1837661841" calcext:value-type="float">
            <text:p>38,183766184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4.5598439305" calcext:value-type="float">
            <text:p>34,559843930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35.7088924499" calcext:value-type="float">
            <text:p>35,70889244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8.5494362904" calcext:value-type="float">
            <text:p>28,5494362904</text:p>
          </table:table-cell>
          <table:table-cell office:value-type="float" office:value="0" calcext:value-type="float">
            <text:p>0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27.7539411616" calcext:value-type="float">
            <text:p>27,75394116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7435335215" calcext:value-type="float">
            <text:p>21,7435335215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22.4506403027" calcext:value-type="float">
            <text:p>22,45064030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3.6118055378" calcext:value-type="float">
            <text:p>13,6118055378</text:p>
          </table:table-cell>
          <table:table-cell table:number-columns-repeated="2" office:value-type="float" office:value="0.176776695297" calcext:value-type="float">
            <text:p>0,1767766953</text:p>
          </table:table-cell>
          <table:table-cell office:value-type="float" office:value="13.081475452" calcext:value-type="float">
            <text:p>13,08147545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5.03813581595" calcext:value-type="float">
            <text:p>5,038135816</text:p>
          </table:table-cell>
          <table:table-cell table:number-columns-repeated="2" office:value-type="float" office:value="-0.176776695297" calcext:value-type="float">
            <text:p>-0,1767766953</text:p>
          </table:table-cell>
          <table:table-cell office:value-type="float" office:value="5.56846590184" calcext:value-type="float">
            <text:p>5,5684659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5425233947" calcext:value-type="float">
            <text:p>-4,154252339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4.15425233947" calcext:value-type="float">
            <text:p>-4,154252339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395337137" calcext:value-type="float">
            <text:p>-12,639533713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12.6395337137" calcext:value-type="float">
            <text:p>-12,639533713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015917832" calcext:value-type="float">
            <text:p>-21,301591783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" calcext:value-type="float">
            <text:p>0</text:p>
          </table:table-cell>
          <table:table-cell office:value-type="float" office:value="-21.0364267403" calcext:value-type="float">
            <text:p>-21,03642674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1074945522" calcext:value-type="float">
            <text:p>-28,107494552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28.2842712475" calcext:value-type="float">
            <text:p>-28,28427124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4.1179021923" calcext:value-type="float">
            <text:p>-34,117902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675960454" calcext:value-type="float">
            <text:p>-33,67596045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9.0676496606" calcext:value-type="float">
            <text:p>-39,0676496606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39.4212030511" calcext:value-type="float">
            <text:p>-39,42120305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2.8683486094" calcext:value-type="float">
            <text:p>-42,868348609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42.2496301759" calcext:value-type="float">
            <text:p>-42,24963017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5.1664456483" calcext:value-type="float">
            <text:p>-45,166445648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45.6967757342" calcext:value-type="float">
            <text:p>-45,69677573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4.989668953" calcext:value-type="float">
            <text:p>-44,989668953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44.2825621718" calcext:value-type="float">
            <text:p>-44,28256217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43.1335136524" calcext:value-type="float">
            <text:p>-43,1335136524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43.8406204336" calcext:value-type="float">
            <text:p>-43,84062043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6.8700576851" calcext:value-type="float">
            <text:p>-26,870057685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9.3328147035" calcext:value-type="float">
            <text:p>-39,332814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71409627" calcext:value-type="float">
            <text:p>-38,7140962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5.4558441227" calcext:value-type="float">
            <text:p>-25,455844122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4.9133973211" calcext:value-type="float">
            <text:p>-34,9133973211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" calcext:value-type="float">
            <text:p>0</text:p>
          </table:table-cell>
          <table:table-cell office:value-type="float" office:value="-35.3553390593" calcext:value-type="float">
            <text:p>-35,355339059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28.1074945522" calcext:value-type="float">
            <text:p>-28,107494552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0970869121" calcext:value-type="float">
            <text:p>-22,0970869121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22.2738636074" calcext:value-type="float">
            <text:p>-22,273863607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3.2582521472" calcext:value-type="float">
            <text:p>-13,2582521472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353553390593" calcext:value-type="float">
            <text:p>-0,3535533906</text:p>
          </table:table-cell>
          <table:table-cell office:value-type="float" office:value="-13.2582521472" calcext:value-type="float">
            <text:p>-13,258252147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5.56846590184" calcext:value-type="float">
            <text:p>-5,5684659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102903477" calcext:value-type="float">
            <text:p>4,3310290348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4.15425233947" calcext:value-type="float">
            <text:p>4,154252339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43686708" calcext:value-type="float">
            <text:p>12,3743686708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12.2859803231" calcext:value-type="float">
            <text:p>12,285980323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364267403" calcext:value-type="float">
            <text:p>21,0364267403</text:p>
          </table:table-cell>
          <table:table-cell office:value-type="float" office:value="0" calcext:value-type="float">
            <text:p>0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21.3899801309" calcext:value-type="float">
            <text:p>21,389980130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42712475" calcext:value-type="float">
            <text:p>28,2842712475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27.6655528139" calcext:value-type="float">
            <text:p>27,665552813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875721064" calcext:value-type="float">
            <text:p>33,587572106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14904851943" calcext:value-type="float">
            <text:p>-1,1490485194</text:p>
          </table:table-cell>
          <table:table-cell office:value-type="float" office:value="34.2946788875" calcext:value-type="float">
            <text:p>34,294678887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2.7279220614" calcext:value-type="float">
            <text:p>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095913988" calcext:value-type="float">
            <text:p>39,5095913988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38.71409627" calcext:value-type="float">
            <text:p>38,714096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5.5563491861" calcext:value-type="float">
            <text:p>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64068712" calcext:value-type="float">
            <text:p>42,4264068712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43.0451253047" calcext:value-type="float">
            <text:p>43,045125304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967757342" calcext:value-type="float">
            <text:p>45,6967757342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44.989668953" calcext:value-type="float">
            <text:p>44,98966895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593388671" calcext:value-type="float">
            <text:p>44,4593388671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45.1664456483" calcext:value-type="float">
            <text:p>45,166445648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638437383" calcext:value-type="float">
            <text:p>43,6638437383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43.1335136524" calcext:value-type="float">
            <text:p>43,13351365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1409627" calcext:value-type="float">
            <text:p>38,7140962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39.4212030511" calcext:value-type="float">
            <text:p>39,42120305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43727407" calcext:value-type="float">
            <text:p>35,443727407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34.7366206258" calcext:value-type="float">
            <text:p>34,736620625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7.7539411616" calcext:value-type="float">
            <text:p>27,7539411616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28.6378246381" calcext:value-type="float">
            <text:p>28,637824638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2.7158053456" calcext:value-type="float">
            <text:p>22,7158053456</text:p>
          </table:table-cell>
          <table:table-cell office:value-type="float" office:value="0.176776695297" calcext:value-type="float">
            <text:p>0,1767766953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21.8319218691" calcext:value-type="float">
            <text:p>21,831921869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6395337137" calcext:value-type="float">
            <text:p>12,639533713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3.7885822331" calcext:value-type="float">
            <text:p>13,788582233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6.01040764009" calcext:value-type="float">
            <text:p>6,0104076401</text:p>
          </table:table-cell>
          <table:table-cell office:value-type="float" office:value="0" calcext:value-type="float">
            <text:p>0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5.1265241636" calcext:value-type="float">
            <text:p>5,126524163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77297077301" calcext:value-type="float">
            <text:p>-4,772970773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3.62392225358" calcext:value-type="float">
            <text:p>-3,623922253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-1.41421356237" calcext:value-type="float">
            <text:p>-1,4142135624</text:p>
          </table:table-cell>
          <table:table-cell office:value-type="float" office:value="-12.1975919755" calcext:value-type="float">
            <text:p>-12,1975919755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2.9046987567" calcext:value-type="float">
            <text:p>-12,90469875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5667568262" calcext:value-type="float">
            <text:p>-21,5667568262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-20.6828733497" calcext:value-type="float">
            <text:p>-20,682873349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7.8423295092" calcext:value-type="float">
            <text:p>-27,842329509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28.5494362904" calcext:value-type="float">
            <text:p>-28,54943629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062905399" calcext:value-type="float">
            <text:p>-34,206290539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3.4107954111" calcext:value-type="float">
            <text:p>-33,41079541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792613129" calcext:value-type="float">
            <text:p>-38,9792613129</text:p>
          </table:table-cell>
          <table:table-cell office:value-type="float" office:value="-0.883883476483" calcext:value-type="float">
            <text:p>-0,8838834765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-39.4212030511" calcext:value-type="float">
            <text:p>-39,42120305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8683486094" calcext:value-type="float">
            <text:p>-42,8683486094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42.3380185235" calcext:value-type="float">
            <text:p>-42,33801852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012806053" calcext:value-type="float">
            <text:p>-44,9012806053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45.4316106912" calcext:value-type="float">
            <text:p>-45,43161069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4.0416305603" calcext:value-type="float">
            <text:p>-24,0416305603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5.0780573006" calcext:value-type="float">
            <text:p>-45,0780573006</text:p>
          </table:table-cell>
          <table:table-cell office:value-type="float" office:value="1.67937860532" calcext:value-type="float">
            <text:p>1,6793786053</text:p>
          </table:table-cell>
          <table:table-cell office:value-type="float" office:value="-0.265165042945" calcext:value-type="float">
            <text:p>-0,2651650429</text:p>
          </table:table-cell>
          <table:table-cell office:value-type="float" office:value="-44.72450391" calcext:value-type="float">
            <text:p>-44,7245039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3.0451253047" calcext:value-type="float">
            <text:p>-43,0451253047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-43.221902" calcext:value-type="float">
            <text:p>-43,2219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9.5095913988" calcext:value-type="float">
            <text:p>-39,5095913988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-39.4212030511" calcext:value-type="float">
            <text:p>-39,42120305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9.7989898732" calcext:value-type="float">
            <text:p>-19,798989873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34.8250089734" calcext:value-type="float">
            <text:p>-34,8250089734</text:p>
          </table:table-cell>
          <table:table-cell office:value-type="float" office:value="-2.20970869121" calcext:value-type="float">
            <text:p>-2,2097086912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34.7366206258" calcext:value-type="float">
            <text:p>-34,73662062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8.3726595951" calcext:value-type="float">
            <text:p>-28,3726595951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28.7262129857" calcext:value-type="float">
            <text:p>-28,726212985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2.0970869121" calcext:value-type="float">
            <text:p>-22,0970869121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21.8319218691" calcext:value-type="float">
            <text:p>-21,83192186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2.9930871043" calcext:value-type="float">
            <text:p>-12,9930871043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13.6118055378" calcext:value-type="float">
            <text:p>-13,611805537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6.09879598773" calcext:value-type="float">
            <text:p>-6,0987959877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5.39168920655" calcext:value-type="float">
            <text:p>-5,391689206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65241636" calcext:value-type="float">
            <text:p>5,1265241636</text:p>
          </table:table-cell>
          <table:table-cell office:value-type="float" office:value="2.3864853865" calcext:value-type="float">
            <text:p>2,3864853865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3.97747564417" calcext:value-type="float">
            <text:p>3,977475644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253201513" calcext:value-type="float">
            <text:p>11,2253201513</text:p>
          </table:table-cell>
          <table:table-cell office:value-type="float" office:value="-2.29809703886" calcext:value-type="float">
            <text:p>-2,2980970389</text:p>
          </table:table-cell>
          <table:table-cell office:value-type="float" office:value="1.23743686708" calcext:value-type="float">
            <text:p>1,2374368671</text:p>
          </table:table-cell>
          <table:table-cell office:value-type="float" office:value="12.4627570184" calcext:value-type="float">
            <text:p>12,462757018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7158053456" calcext:value-type="float">
            <text:p>22,7158053456</text:p>
          </table:table-cell>
          <table:table-cell office:value-type="float" office:value="2.20970869121" calcext:value-type="float">
            <text:p>2,2097086912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21.0364267403" calcext:value-type="float">
            <text:p>21,036426740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6.2513392516" calcext:value-type="float">
            <text:p>26,2513392516</text:p>
          </table:table-cell>
          <table:table-cell office:value-type="float" office:value="-2.12132034356" calcext:value-type="float">
            <text:p>-2,121320343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28.0191062045" calcext:value-type="float">
            <text:p>28,019106204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8.48528137424" calcext:value-type="float">
            <text:p>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6.1508341882" calcext:value-type="float">
            <text:p>36,1508341882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33.941125497" calcext:value-type="float">
            <text:p>33,94112549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6.5043875788" calcext:value-type="float">
            <text:p>36,5043875788</text:p>
          </table:table-cell>
          <table:table-cell office:value-type="float" office:value="-2.12132034356" calcext:value-type="float">
            <text:p>-2,1213203436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39.0676496606" calcext:value-type="float">
            <text:p>39,067649660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5.4316106912" calcext:value-type="float">
            <text:p>45,4316106912</text:p>
          </table:table-cell>
          <table:table-cell office:value-type="float" office:value="1.94454364826" calcext:value-type="float">
            <text:p>1,9445436483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42.5147952188" calcext:value-type="float">
            <text:p>42,514795218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0728534806" calcext:value-type="float">
            <text:p>42,0728534806</text:p>
          </table:table-cell>
          <table:table-cell office:value-type="float" office:value="-1.85615530061" calcext:value-type="float">
            <text:p>-1,8561553006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45.5199990389" calcext:value-type="float">
            <text:p>45,519999038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8.4368145113" calcext:value-type="float">
            <text:p>48,4368145113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44.6361155624" calcext:value-type="float">
            <text:p>44,63611556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9.5979797464" calcext:value-type="float">
            <text:p>39,5979797464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43.487067043" calcext:value-type="float">
            <text:p>43,48706704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9.7989898732" calcext:value-type="float">
            <text:p>19,798989873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42.9567369571" calcext:value-type="float">
            <text:p>42,9567369571</text:p>
          </table:table-cell>
          <table:table-cell office:value-type="float" office:value="2.03293199591" calcext:value-type="float">
            <text:p>2,0329319959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39.0676496606" calcext:value-type="float">
            <text:p>39,06764966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0.9359216769" calcext:value-type="float">
            <text:p>30,9359216769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35.178562364" calcext:value-type="float">
            <text:p>35,1785623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0" calcext:value-type="float">
            <text:p>0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32.4385235869" calcext:value-type="float">
            <text:p>32,4385235869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28.2842712475" calcext:value-type="float">
            <text:p>28,284271247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4.1421356237" calcext:value-type="float">
            <text:p>14,1421356237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7.9428345726" calcext:value-type="float">
            <text:p>17,9428345726</text:p>
          </table:table-cell>
          <table:table-cell office:value-type="float" office:value="-2.03293199591" calcext:value-type="float">
            <text:p>-2,03293199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22.2738636074" calcext:value-type="float">
            <text:p>22,273863607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7.4125044867" calcext:value-type="float">
            <text:p>17,4125044867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13.2582521472" calcext:value-type="float">
            <text:p>13,258252147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7.07106781187" calcext:value-type="float">
            <text:p>7,071067811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85615530061" calcext:value-type="float">
            <text:p>1,8561553006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5.74524259714" calcext:value-type="float">
            <text:p>5,745242597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5.65685424949" calcext:value-type="float">
            <text:p>5,65685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2.47487373415" calcext:value-type="float">
            <text:p>2,474873734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4.06586399182" calcext:value-type="float">
            <text:p>-4,06586399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4264068712" calcext:value-type="float">
            <text:p>-4,242640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21514229" calcext:value-type="float">
            <text:p>-15,821514229</text:p>
          </table:table-cell>
          <table:table-cell office:value-type="float" office:value="-2.47487373415" calcext:value-type="float">
            <text:p>-2,474873734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12.2859803231" calcext:value-type="float">
            <text:p>-12,285980323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4.24264068712" calcext:value-type="float">
            <text:p>-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8.48528137424" calcext:value-type="float">
            <text:p>-8,485281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079996156" calcext:value-type="float">
            <text:p>-18,2079996156</text:p>
          </table:table-cell>
          <table:table-cell office:value-type="float" office:value="2.47487373415" calcext:value-type="float">
            <text:p>2,4748737342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-21.1248150879" calcext:value-type="float">
            <text:p>-21,124815087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591449816" calcext:value-type="float">
            <text:p>-30,7591449816</text:p>
          </table:table-cell>
          <table:table-cell office:value-type="float" office:value="-2.3864853865" calcext:value-type="float">
            <text:p>-2,3864853865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28.0191062045" calcext:value-type="float">
            <text:p>-28,01910620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8198051534" calcext:value-type="float">
            <text:p>-31,8198051534</text:p>
          </table:table-cell>
          <table:table-cell office:value-type="float" office:value="2.29809703886" calcext:value-type="float">
            <text:p>2,2980970389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33.7643488017" calcext:value-type="float">
            <text:p>-33,764348801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0121933088" calcext:value-type="float">
            <text:p>-41,0121933088</text:p>
          </table:table-cell>
          <table:table-cell office:value-type="float" office:value="-2.20970869121" calcext:value-type="float">
            <text:p>-2,2097086912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39.1560380082" calcext:value-type="float">
            <text:p>-39,156038008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2773583518" calcext:value-type="float">
            <text:p>-41,2773583518</text:p>
          </table:table-cell>
          <table:table-cell office:value-type="float" office:value="2.12132034356" calcext:value-type="float">
            <text:p>2,1213203436</text:p>
          </table:table-cell>
          <table:table-cell office:value-type="float" office:value="-0.618718433538" calcext:value-type="float">
            <text:p>-0,6187184335</text:p>
          </table:table-cell>
          <table:table-cell office:value-type="float" office:value="-42.3380185235" calcext:value-type="float">
            <text:p>-42,33801852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806592107" calcext:value-type="float">
            <text:p>-46,5806592107</text:p>
          </table:table-cell>
          <table:table-cell office:value-type="float" office:value="-1.94454364826" calcext:value-type="float">
            <text:p>-1,9445436483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-45.5199990389" calcext:value-type="float">
            <text:p>-45,519999038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522320859" calcext:value-type="float">
            <text:p>-43,7522320859</text:p>
          </table:table-cell>
          <table:table-cell office:value-type="float" office:value="1.76776695297" calcext:value-type="float">
            <text:p>1,767766953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44.3709505195" calcext:value-type="float">
            <text:p>-44,370950519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173971289" calcext:value-type="float">
            <text:p>-44,0173971289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43.8406204336" calcext:value-type="float">
            <text:p>-43,84062043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2.627416998" calcext:value-type="float">
            <text:p>-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8024846176" calcext:value-type="float">
            <text:p>-38,8024846176</text:p>
          </table:table-cell>
          <table:table-cell office:value-type="float" office:value="1.50260191002" calcext:value-type="float">
            <text:p>1,50260191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38.6257079223" calcext:value-type="float">
            <text:p>-38,62570792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1.2132034356" calcext:value-type="float">
            <text:p>-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2669507117" calcext:value-type="float">
            <text:p>-35,2669507117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35.6205041023" calcext:value-type="float">
            <text:p>-35,62050410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8.3847763109" calcext:value-type="float">
            <text:p>-18,38477631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8.2842712475" calcext:value-type="float">
            <text:p>-28,2842712475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27.8423295092" calcext:value-type="float">
            <text:p>-27,842329509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4.1421356237" calcext:value-type="float">
            <text:p>-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2.2738636074" calcext:value-type="float">
            <text:p>-22,2738636074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22.8925820409" calcext:value-type="float">
            <text:p>-22,892582040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9.89949493661" calcext:value-type="float">
            <text:p>-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13.5234171902" calcext:value-type="float">
            <text:p>-13,5234171902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-12.7279220614" calcext:value-type="float">
            <text:p>-12,72792206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5.56846590184" calcext:value-type="float">
            <text:p>-5,5684659018</text:p>
          </table:table-cell>
          <table:table-cell office:value-type="float" office:value="-1.59099025767" calcext:value-type="float">
            <text:p>-1,5909902577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6.45234937833" calcext:value-type="float">
            <text:p>-6,452349378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747564417" calcext:value-type="float">
            <text:p>3,9774756442</text:p>
          </table:table-cell>
          <table:table-cell office:value-type="float" office:value="1.59099025767" calcext:value-type="float">
            <text:p>1,5909902577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4.86135912066" calcext:value-type="float">
            <text:p>4,86135912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859803231" calcext:value-type="float">
            <text:p>12,2859803231</text:p>
          </table:table-cell>
          <table:table-cell office:value-type="float" office:value="-1.50260191002" calcext:value-type="float">
            <text:p>-1,50260191</text:p>
          </table:table-cell>
          <table:table-cell office:value-type="float" office:value="0.707106781187" calcext:value-type="float">
            <text:p>0,7071067812</text:p>
          </table:table-cell>
          <table:table-cell office:value-type="float" office:value="11.4020968466" calcext:value-type="float">
            <text:p>11,402096846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.82842712475" calcext:value-type="float">
            <text:p>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99801309" calcext:value-type="float">
            <text:p>21,389980130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21.9203102168" calcext:value-type="float">
            <text:p>21,92031021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7.07106781187" calcext:value-type="float">
            <text:p>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55528139" calcext:value-type="float">
            <text:p>27,665552813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353553390593" calcext:value-type="float">
            <text:p>0,3535533906</text:p>
          </table:table-cell>
          <table:table-cell office:value-type="float" office:value="27.0468343804" calcext:value-type="float">
            <text:p>27,046834380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1.313708499" calcext:value-type="float">
            <text:p>11,3137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14555828" calcext:value-type="float">
            <text:p>34,4714555828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176776695297" calcext:value-type="float">
            <text:p>-0,1767766953</text:p>
          </table:table-cell>
          <table:table-cell office:value-type="float" office:value="34.8250089734" calcext:value-type="float">
            <text:p>34,825008973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5.5563491861" calcext:value-type="float">
            <text:p>15,5563491861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837661841" calcext:value-type="float">
            <text:p>38,1837661841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0.0883883476483" calcext:value-type="float">
            <text:p>0,0883883476</text:p>
          </table:table-cell>
          <table:table-cell office:value-type="float" office:value="38.0953778364" calcext:value-type="float">
            <text:p>38,095377836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8.3847763109" calcext:value-type="float">
            <text:p>18,384776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522320859" calcext:value-type="float">
            <text:p>43,7522320859</text:p>
          </table:table-cell>
          <table:table-cell office:value-type="float" office:value="1.32582521472" calcext:value-type="float">
            <text:p>1,3258252147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3.487067043" calcext:value-type="float">
            <text:p>43,4870670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057854765" calcext:value-type="float">
            <text:p>44,1057854765</text:p>
          </table:table-cell>
          <table:table-cell office:value-type="float" office:value="-1.23743686708" calcext:value-type="float">
            <text:p>-1,2374368671</text:p>
          </table:table-cell>
          <table:table-cell office:value-type="float" office:value="0" calcext:value-type="float">
            <text:p>0</text:p>
          </table:table-cell>
          <table:table-cell office:value-type="float" office:value="44.5477272148" calcext:value-type="float">
            <text:p>44,547727214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271058201" calcext:value-type="float">
            <text:p>46,2271058201</text:p>
          </table:table-cell>
          <table:table-cell office:value-type="float" office:value="1.14904851943" calcext:value-type="float">
            <text:p>1,1490485194</text:p>
          </table:table-cell>
          <table:table-cell office:value-type="float" office:value="-0.0883883476483" calcext:value-type="float">
            <text:p>-0,0883883476</text:p>
          </table:table-cell>
          <table:table-cell office:value-type="float" office:value="45.6083873865" calcext:value-type="float">
            <text:p>45,608387386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4.0416305603" calcext:value-type="float">
            <text:p>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960767853" calcext:value-type="float">
            <text:p>41,8960767853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265165042945" calcext:value-type="float">
            <text:p>0,2651650429</text:p>
          </table:table-cell>
          <table:table-cell office:value-type="float" office:value="42.7799602618" calcext:value-type="float">
            <text:p>42,77996026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54166135" calcext:value-type="float">
            <text:p>40,8354166135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441941738242" calcext:value-type="float">
            <text:p>-0,4419417382</text:p>
          </table:table-cell>
          <table:table-cell office:value-type="float" office:value="39.8631447894" calcext:value-type="float">
            <text:p>39,863144789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2.627416998" calcext:value-type="float">
            <text:p>22,627416998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107954111" calcext:value-type="float">
            <text:p>33,4107954111</text:p>
          </table:table-cell>
          <table:table-cell office:value-type="float" office:value="-1.06066017178" calcext:value-type="float">
            <text:p>-1,0606601718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34.5598439305" calcext:value-type="float">
            <text:p>34,559843930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21.2132034356" calcext:value-type="float">
            <text:p>21,213203435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9.7989898732" calcext:value-type="float">
            <text:p>19,798989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172032434" calcext:value-type="float">
            <text:p>30,3172032434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28.902989681" calcext:value-type="float">
            <text:p>28,90298968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8.3847763109" calcext:value-type="float">
            <text:p>18,3847763109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6.9705627485" calcext:value-type="float">
            <text:p>16,9705627485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20.1525432638" calcext:value-type="float">
            <text:p>20,152543263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21.8319218691" calcext:value-type="float">
            <text:p>21,83192186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4.1421356237" calcext:value-type="float">
            <text:p>14,1421356237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12.7279220614" calcext:value-type="float">
            <text:p>12,727922061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15.3795724908" calcext:value-type="float">
            <text:p>15,3795724908</text:p>
          </table:table-cell>
          <table:table-cell office:value-type="float" office:value="0.883883476483" calcext:value-type="float">
            <text:p>0,8838834765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13.8769705808" calcext:value-type="float">
            <text:p>13,87697058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9.89949493661" calcext:value-type="float">
            <text:p>9,8994949366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8.48528137424" calcext:value-type="float">
            <text:p>8,4852813742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3.44714555828" calcext:value-type="float">
            <text:p>3,4471455583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5.3033008589" calcext:value-type="float">
            <text:p>5,303300858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4.24264068712" calcext:value-type="float">
            <text:p>4,2426406871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1.41421356237" calcext:value-type="float">
            <text:p>1,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0970869121" calcext:value-type="float">
            <text:p>-2,2097086912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3.44714555828" calcext:value-type="float">
            <text:p>-3,447145558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2.82842712475" calcext:value-type="float">
            <text:p>-2,82842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421356237" calcext:value-type="float">
            <text:p>-14,1421356237</text:p>
          </table:table-cell>
          <table:table-cell office:value-type="float" office:value="-0.795495128835" calcext:value-type="float">
            <text:p>-0,7954951288</text:p>
          </table:table-cell>
          <table:table-cell office:value-type="float" office:value="0.972271824131" calcext:value-type="float">
            <text:p>0,9722718241</text:p>
          </table:table-cell>
          <table:table-cell office:value-type="float" office:value="-12.9930871043" calcext:value-type="float">
            <text:p>-12,99308710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5.65685424949" calcext:value-type="float">
            <text:p>-5,6568542495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0" calcext:value-type="float">
            <text:p>0</text:p>
          </table:table-cell>
          <table:table-cell office:value-type="float" office:value="-7.07106781187" calcext:value-type="float">
            <text:p>-7,07106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106015256" calcext:value-type="float">
            <text:p>-19,7106015256</text:p>
          </table:table-cell>
          <table:table-cell office:value-type="float" office:value="0.795495128835" calcext:value-type="float">
            <text:p>0,7954951288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20.3293199591" calcext:value-type="float">
            <text:p>-20,329319959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8.48528137424" calcext:value-type="float">
            <text:p>-8,4852813742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1.313708499" calcext:value-type="float">
            <text:p>-11,313708499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9.4333197669" calcext:value-type="float">
            <text:p>-29,4333197669</text:p>
          </table:table-cell>
          <table:table-cell office:value-type="float" office:value="-0.707106781187" calcext:value-type="float">
            <text:p>-0,7071067812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28.6378246381" calcext:value-type="float">
            <text:p>-28,637824638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2.7279220614" calcext:value-type="float">
            <text:p>-12,7279220614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5.5563491861" calcext:value-type="float">
            <text:p>-15,5563491861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32.7036886299" calcext:value-type="float">
            <text:p>-32,7036886299</text:p>
          </table:table-cell>
          <table:table-cell office:value-type="float" office:value="0.618718433538" calcext:value-type="float">
            <text:p>0,6187184335</text:p>
          </table:table-cell>
          <table:table-cell office:value-type="float" office:value="-0.972271824131" calcext:value-type="float">
            <text:p>-0,9722718241</text:p>
          </table:table-cell>
          <table:table-cell office:value-type="float" office:value="-33.0572420205" calcext:value-type="float">
            <text:p>-33,057242020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16.9705627485" calcext:value-type="float">
            <text:p>-16,9705627485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19.7989898732" calcext:value-type="float">
            <text:p>-19,7989898732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40.0399214847" calcext:value-type="float">
            <text:p>-40,0399214847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.06066017178" calcext:value-type="float">
            <text:p>1,0606601718</text:p>
          </table:table-cell>
          <table:table-cell office:value-type="float" office:value="-39.7747564417" calcext:value-type="float">
            <text:p>-39,77475644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1.2132034356" calcext:value-type="float">
            <text:p>-21,2132034356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41.8960767853" calcext:value-type="float">
            <text:p>-41,8960767853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32582521472" calcext:value-type="float">
            <text:p>-1,3258252147</text:p>
          </table:table-cell>
          <table:table-cell office:value-type="float" office:value="-41.8076884377" calcext:value-type="float">
            <text:p>-41,80768843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2.627416998" calcext:value-type="float">
            <text:p>-22,627416998</text:p>
          </table:table-cell>
          <table:table-cell office:value-type="float" office:value="2.82842712475" calcext:value-type="float">
            <text:p>2,8284271248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25.4558441227" calcext:value-type="float">
            <text:p>-25,4558441227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45.6967757342" calcext:value-type="float">
            <text:p>-45,6967757342</text:p>
          </table:table-cell>
          <table:table-cell office:value-type="float" office:value="-0.53033008589" calcext:value-type="float">
            <text:p>-0,5303300859</text:p>
          </table:table-cell>
          <table:table-cell office:value-type="float" office:value="1.41421356237" calcext:value-type="float">
            <text:p>1,4142135624</text:p>
          </table:table-cell>
          <table:table-cell office:value-type="float" office:value="-45.9619407771" calcext:value-type="float">
            <text:p>-45,961940777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-24.0416305603" calcext:value-type="float">
            <text:p>-24,0416305603</text:p>
          </table:table-cell>
          <table:table-cell table:number-columns-repeated="2" office:value-type="float" office:value="1.41421356237" calcext:value-type="float">
            <text:p>1,4142135624</text:p>
          </table:table-cell>
          <table:table-cell office:value-type="float" office:value="-26.8700576851" calcext:value-type="float">
            <text:p>-26,8700576851</text:p>
          </table:table-cell>
          <table:table-cell table:number-columns-repeated="2" office:value-type="float" office:value="2.82842712475" calcext:value-type="float">
            <text:p>2,8284271248</text:p>
          </table:table-cell>
          <table:table-cell office:value-type="float" office:value="-44.6361155624" calcext:value-type="float">
            <text:p>-44,6361155624</text:p>
          </table:table-cell>
          <table:table-cell office:value-type="float" office:value="0.53033008589" calcext:value-type="float">
            <text:p>0,5303300859</text:p>
          </table:table-cell>
          <table:table-cell office:value-type="float" office:value="-1.41421356237" calcext:value-type="float">
            <text:p>-1,4142135624</text:p>
          </table:table-cell>
          <table:table-cell office:value-type="float" office:value="-44.0173971289" calcext:value-type="float">
            <text:p>-44,0173971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1:56:24.7819743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4T16:26:43.51004663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5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216cm" svg:height="9cm" xlink:href=".." xlink:type="simple" chart:class="chart:line" chart:style-name="ch1">
        <chart:legend chart:legend-position="end" svg:x="23.179cm" svg:y="4.201cm" style:legend-expansion="high" chart:style-name="ch2"/>
        <chart:plot-area chart:style-name="ch3" table:cell-range-address="Hoja1.C1:Hoja1.C960" svg:x="0.524cm" svg:y="0.18cm" svg:width="22.131cm" svg:height="8.64cm">
          <chartooo:coordinate-region svg:x="1.251cm" svg:y="0.379cm" svg:width="21.40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:Hoja1.C960" chart:class="chart:line">
            <chart:data-point chart:repeated="9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1:Hoja1.C9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8.2842712475">
                <text:p>-28.28427124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9.6984848098">
                <text:p>-29.69848480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8.2842712475">
                <text:p>-28.28427124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8700576851">
                <text:p>26.87005768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.4558441227">
                <text:p>25.45584412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9.6984848098">
                <text:p>-29.69848480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1.1126983722">
                <text:p>-31.11269837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9.6984848098">
                <text:p>-29.69848480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8.2842712475">
                <text:p>-28.28427124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48528137424">
                <text:p>8.485281374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.7279220614">
                <text:p>12.72792206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28.2842712475">
                <text:p>-28.28427124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28.2842712475">
                <text:p>-28.28427124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6.8700576851">
                <text:p>-26.87005768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5.4558441227">
                <text:p>-25.45584412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4.0416305603">
                <text:p>-24.04163056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.9705627485">
                <text:p>16.97056274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.07106781187">
                <text:p>-7.071067811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1.313708499">
                <text:p>-11.3137084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8.3847763109">
                <text:p>-18.38477631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.7989898732">
                <text:p>19.79898987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65685424949">
                <text:p>5.656854249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4.24264068712">
                <text:p>-4.242640687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5.5563491861">
                <text:p>-15.55634918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9.7989898732">
                <text:p>-19.79898987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4.1421356237">
                <text:p>-14.14213562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.89949493661">
                <text:p>-9.899494936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.82842712475">
                <text:p>-2.828427124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07106781187">
                <text:p>7.071067811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313708499">
                <text:p>11.3137084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.5563491861">
                <text:p>15.55634918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0416305603">
                <text:p>24.041630560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.627416998">
                <text:p>22.62741699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.2132034356">
                <text:p>21.21320343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.3847763109">
                <text:p>18.38477631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1421356237">
                <text:p>14.14213562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89949493661">
                <text:p>9.899494936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.41421356237">
                <text:p>-1.414213562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.65685424949">
                <text:p>-5.656854249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8.48528137424">
                <text:p>-8.485281374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2.7279220614">
                <text:p>-12.72792206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6.9705627485">
                <text:p>-16.97056274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1.2132034356">
                <text:p>-21.21320343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2.627416998">
                <text:p>-22.6274169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4.0416305603">
                <text:p>-24.0416305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85cm" svg:height="9cm" xlink:href=".." xlink:type="simple" chart:class="chart:line" chart:style-name="ch1">
        <chart:legend chart:legend-position="end" svg:x="22.348cm" svg:y="4.201cm" style:legend-expansion="high" chart:style-name="ch2"/>
        <chart:plot-area chart:style-name="ch3" table:cell-range-address="Hoja1.D1:Hoja1.D960" svg:x="0.507cm" svg:y="0.18cm" svg:width="21.334cm" svg:height="8.64cm">
          <chartooo:coordinate-region svg:x="1.234cm" svg:y="0.379cm" svg:width="20.59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:Hoja1.D960" chart:class="chart:line">
            <chart:data-point chart:repeated="9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D1:Hoja1.D9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24264068712">
                <text:p>4.242640687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1421356237">
                <text:p>1.414213562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82842712475">
                <text:p>2.828427124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1421356237">
                <text:p>1.41421356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